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roman" style:name="Times New Roman1" svg:font-family="'Times New Roman'"/>
    <style:font-face style:font-family-generic="roman" style:font-pitch="variable" style:name="Liberation Serif" svg:font-family="'Liberation Serif'"/>
    <style:font-face style:font-family-generic="roman" style:font-pitch="variable" style:name="Times New Roman2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Gras" style:font-family-generic="swiss" style:font-pitch="variable" style:name="Calibri" svg:font-family="Calibri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WenQuanYi Micro Hei" svg:font-family="'WenQuanYi Micro Hei'"/>
  </office:font-face-decls>
  <office:automatic-styles>
    <style:style style:family="table" style:name="Tableau2">
      <style:table-properties fo:margin-left="-0.132cm" style:width="17.194cm" style:writing-mode="lr-tb" table:align="left"/>
    </style:style>
    <style:style style:family="table-column" style:name="Tableau2.A">
      <style:table-column-properties style:column-width="4.299cm"/>
    </style:style>
    <style:style style:family="table-row" style:name="Tableau2.1">
      <style:table-row-properties fo:keep-together="auto" style:min-row-height="1.217cm"/>
    </style:style>
    <style:style style:family="table-cell" style:name="Tableau2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/>
    </style:style>
    <style:style style:family="table-cell" style:name="Tableau2.D1">
      <style:table-cell-properties fo:border="0.5pt solid #000000" fo:padding-bottom="0cm" fo:padding-left="0.123cm" fo:padding-right="0.123cm" fo:padding-top="0cm" style:vertical-align="middle" style:writing-mode="lr-tb"/>
    </style:style>
    <style:style style:family="table-row" style:name="Tableau2.2">
      <style:table-row-properties fo:keep-together="auto" style:min-row-height="1.492cm"/>
    </style:style>
    <style:style style:family="paragraph" style:name="P1" style:parent-style-name="UrbanBody">
      <style:paragraph-properties fo:margin-bottom="0cm" fo:margin-top="0cm" fo:text-align="justify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2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18a05b" style:font-name="Arial" style:font-size-asian="10pt" style:font-size-complex="10pt"/>
    </style:style>
    <style:style style:family="paragraph" style:name="P3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38bac9" officeooo:rsid="0038bac9" style:font-name="Arial" style:font-size-asian="10pt" style:font-size-complex="10pt"/>
    </style:style>
    <style:style style:family="paragraph" style:name="P4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0eb3a" style:font-name="Arial" style:font-size-asian="11pt" style:font-size-complex="11pt"/>
    </style:style>
    <style:style style:family="paragraph" style:name="P5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d6398" style:font-name="Arial" style:font-size-asian="11pt" style:font-size-complex="11pt"/>
    </style:style>
    <style:style style:family="paragraph" style:name="P6" style:parent-style-name="UrbanBody">
      <style:paragraph-properties fo:margin-bottom="0cm" fo:margin-top="0cm" fo:text-align="start" loext:contextual-spacing="false" style:justify-single-word="false"/>
      <style:text-properties fo:font-size="11pt" officeooo:paragraph-rsid="0039cbe2" style:font-name="Arial" style:font-size-asian="11pt" style:font-size-complex="11pt"/>
    </style:style>
    <style:style style:family="paragraph" style:name="P7" style:parent-style-name="UrbanBody">
      <style:paragraph-properties fo:margin-bottom="0cm" fo:margin-top="0cm" fo:text-align="justify" loext:contextual-spacing="false" style:justify-single-word="false"/>
      <style:text-properties fo:font-size="11pt" fo:font-weight="normal" officeooo:paragraph-rsid="00186935" officeooo:rsid="0016c3f7" style:font-name="Arial" style:font-name-complex="Arial" style:font-size-asian="11pt" style:font-size-complex="11pt" style:font-weight-asian="normal" style:font-weight-complex="normal"/>
    </style:style>
    <style:style style:family="paragraph" style:name="P8" style:parent-style-name="UrbanBody">
      <style:paragraph-properties fo:margin-bottom="0cm" fo:margin-top="0cm" fo:text-align="justify" loext:contextual-spacing="false" style:justify-single-word="false"/>
      <style:text-properties fo:color="#111111" fo:font-size="11pt" officeooo:paragraph-rsid="002d6398" officeooo:rsid="0024ef65" style:font-name="Arial" style:font-name-complex="Arial" style:font-size-asian="11pt" style:font-size-complex="11pt"/>
    </style:style>
    <style:style style:family="paragraph" style:name="P9" style:parent-style-name="UrbanTitle">
      <style:paragraph-properties fo:margin-bottom="0cm" fo:margin-top="0cm" fo:text-align="start" loext:contextual-spacing="false" style:justify-single-word="false"/>
      <style:text-properties fo:font-size="10pt" fo:font-weight="normal" style:font-name="Arial" style:font-size-asian="10pt" style:font-size-complex="10pt" style:font-weight-asian="normal" style:font-weight-complex="normal" style:text-underline-style="none"/>
    </style:style>
    <style:style style:family="paragraph" style:name="P10" style:parent-style-name="UrbanTitle">
      <style:paragraph-properties fo:margin-bottom="0cm" fo:margin-top="0cm" fo:text-align="start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11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style:font-name="Arial" style:font-size-asian="14pt" style:font-size-complex="14pt" style:font-weight-asian="normal" style:font-weight-complex="normal"/>
    </style:style>
    <style:style style:family="paragraph" style:name="P12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fo:text-transform="uppercase" style:font-name="Arial" style:font-size-asian="14pt" style:font-size-complex="14pt" style:font-weight-asian="normal" style:font-weight-complex="normal"/>
    </style:style>
    <style:style style:family="paragraph" style:name="P13" style:parent-style-name="Standard">
      <style:paragraph-properties fo:margin-bottom="0cm" fo:margin-top="0cm" fo:text-align="start" loext:contextual-spacing="false" style:justify-single-word="false"/>
      <style:text-properties fo:font-size="10pt" fo:font-weight="bold" style:font-name="Arial" style:font-size-asian="10pt" style:font-size-complex="10pt" style:font-weight-asian="bold" style:font-weight-complex="bold"/>
    </style:style>
    <style:style style:family="paragraph" style:name="P14" style:parent-style-name="Standard">
      <style:paragraph-properties fo:margin-bottom="0cm" fo:margin-top="0cm" fo:text-align="center" loext:contextual-spacing="false" style:justify-single-word="false"/>
      <style:text-properties fo:font-size="11pt" officeooo:paragraph-rsid="001f4b30" style:font-name="Arial" style:font-size-asian="11pt" style:font-size-complex="11pt"/>
    </style:style>
    <style:style style:family="paragraph" style:name="P15" style:parent-style-name="Standard">
      <style:paragraph-properties fo:margin-bottom="0cm" fo:margin-top="0cm" fo:text-align="justify" loext:contextual-spacing="false" style:justify-single-word="false"/>
      <style:text-properties fo:font-size="11pt" officeooo:paragraph-rsid="00186935" style:font-name="Arial" style:font-size-asian="11pt" style:font-size-complex="11pt"/>
    </style:style>
    <style:style style:family="paragraph" style:name="P16" style:parent-style-name="Text_20_body">
      <style:paragraph-properties fo:margin-bottom="0cm" fo:margin-top="0cm" fo:text-align="start" loext:contextual-spacing="false" style:justify-single-word="false"/>
      <style:text-properties fo:font-size="11pt" fo:font-weight="normal" officeooo:paragraph-rsid="001bb43e" officeooo:rsid="0016c3f7" style:font-name="Arial" style:font-size-asian="11pt" style:font-size-complex="11pt" style:font-weight-asian="normal" style:font-weight-complex="normal"/>
    </style:style>
    <style:style style:family="paragraph" style:name="P17" style:parent-style-name="Standard">
      <style:paragraph-properties fo:text-align="start" style:justify-single-word="false"/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18" style:parent-style-name="Preformatted_20_Text">
      <style:paragraph-properties fo:text-align="justify" style:justify-single-word="false"/>
      <style:text-properties fo:font-size="10pt" officeooo:paragraph-rsid="00186935" style:font-name="Arial" style:font-name-complex="Arial" style:font-size-asian="10pt" style:font-size-complex="10pt"/>
    </style:style>
    <style:style style:family="paragraph" style:name="P19" style:parent-style-name="Preformatted_20_Text">
      <style:paragraph-properties fo:text-align="justify" style:justify-single-word="false"/>
      <style:text-properties fo:font-size="11pt" officeooo:paragraph-rsid="00186935" style:font-name="Arial" style:font-name-complex="Arial" style:font-size-asian="11pt" style:font-size-complex="11pt"/>
    </style:style>
    <style:style style:family="paragraph" style:name="P20" style:parent-style-name="Preformatted_20_Text">
      <style:paragraph-properties fo:text-align="start" style:justify-single-word="false"/>
      <style:text-properties fo:font-size="11pt" fo:font-weight="normal" officeooo:paragraph-rsid="001f4b30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21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country="FR" fo:font-size="10pt" fo:font-weight="normal" fo:language="fr" officeooo:paragraph-rsid="0020eb3a" style:font-name="Arial" style:font-size-asian="10pt" style:font-size-complex="10pt" style:font-weight-asian="normal" style:font-weight-complex="normal"/>
    </style:style>
    <style:style style:family="paragraph" style:name="P22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200" fo:color="#ff3333" fo:country="FR" fo:font-size="10pt" fo:language="fr" officeooo:paragraph-rsid="002d6398" officeooo:rsid="002d6398" style:font-name="Arial" style:font-size-asian="10pt" style:font-size-complex="10pt"/>
    </style:style>
    <style:style style:family="paragraph" style:name="P23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f00" fo:color="#ff3333" fo:country="FR" fo:font-size="10pt" fo:language="fr" officeooo:paragraph-rsid="002d6398" officeooo:rsid="002d6398" style:font-name="Arial" style:font-size-asian="10pt" style:font-size-complex="10pt" style:text-underline-style="none"/>
    </style:style>
    <style:style style:family="paragraph" style:name="P24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font-weight-asian="normal" style:font-weight-complex="normal" style:text-underline-color="font-color" style:text-underline-style="solid" style:text-underline-width="auto" style:use-window-font-color="true"/>
    </style:style>
    <style:style style:family="paragraph" style:name="P25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use-window-font-color="true"/>
    </style:style>
    <style:style style:family="paragraph" style:name="P26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officeooo:paragraph-rsid="002d6398"/>
    </style:style>
    <style:style style:family="paragraph" style:name="P27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28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29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0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officeooo:rsid="0016c3f7" style:font-name="Arial" style:font-size-asian="11pt" style:font-size-complex="11pt"/>
    </style:style>
    <style:style style:family="paragraph" style:name="P31" style:parent-style-name="Text_20_body">
      <style:paragraph-properties fo:margin-bottom="0cm" fo:margin-left="0cm" fo:margin-right="0cm" fo:margin-top="0cm" fo:text-align="start" fo:text-indent="0cm" loext:contextual-spacing="false" style:auto-text-indent="false" style:justify-single-word="false" style:shadow="none" style:writing-mode="lr-tb"/>
      <style:text-properties fo:font-size="11pt" fo:font-weight="normal" officeooo:paragraph-rsid="0020eb3a" officeooo:rsid="0016c3f7" style:font-name="Arial" style:font-size-asian="11pt" style:font-size-complex="11pt" style:font-weight-asian="normal" style:font-weight-complex="normal"/>
    </style:style>
    <style:style style:family="paragraph" style:name="P32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3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2f8f1" style:font-name="Arial" style:font-size-asian="11pt" style:font-size-complex="11pt"/>
    </style:style>
    <style:style style:family="paragraph" style:name="P34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35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36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37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38" style:parent-style-name="Heading_20_4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39" style:parent-style-name="Heading_20_4">
      <style:paragraph-properties fo:line-height="100%"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background-color="transparent" fo:font-style="normal" fo:font-weight="bold" loext:char-shading-value="0" style:font-style-asian="normal" style:font-style-complex="normal" style:font-weight-asian="bold" style:font-weight-complex="bold" style:text-underline-style="none"/>
    </style:style>
    <style:style style:family="text" style:name="T2">
      <style:text-properties fo:font-style="normal" fo:font-weight="bold" style:font-style-asian="normal" style:font-style-complex="normal" style:font-weight-asian="bold" style:font-weight-complex="bold" style:text-underline-style="none"/>
    </style:style>
    <style:style style:family="text" style:name="T3">
      <style:text-properties fo:font-style="normal" fo:font-weight="normal" officeooo:rsid="001dc90b" style:font-style-asian="normal" style:font-weight-asian="normal" style:font-weight-complex="normal" style:text-underline-style="none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normal" officeooo:rsid="0022e82c" style:font-weight-asian="normal" style:font-weight-complex="normal"/>
    </style:style>
    <style:style style:family="text" style:name="T6">
      <style:text-properties fo:font-weight="normal" officeooo:rsid="0033d800" style:font-weight-asian="normal" style:font-weight-complex="normal"/>
    </style:style>
    <style:style style:family="text" style:name="T7">
      <style:text-properties fo:font-weight="normal" officeooo:rsid="00358cac" style:font-weight-asian="normal" style:font-weight-complex="normal"/>
    </style:style>
    <style:style style:family="text" style:name="T8">
      <style:text-properties fo:font-weight="normal" officeooo:rsid="00186935" style:font-weight-asian="normal" style:font-weight-complex="normal"/>
    </style:style>
    <style:style style:family="text" style:name="T9">
      <style:text-properties fo:font-weight="normal" officeooo:rsid="0016c3f7" style:font-weight-asian="normal" style:font-weight-complex="normal"/>
    </style:style>
    <style:style style:family="text" style:name="T10">
      <style:text-properties fo:font-weight="normal" style:font-name-complex="Arial" style:font-weight-asian="normal" style:font-weight-complex="normal"/>
    </style:style>
    <style:style style:family="text" style:name="T11">
      <style:text-properties fo:font-weight="normal" officeooo:rsid="0016c3f7" style:font-name-complex="Arial" style:font-weight-asian="normal" style:font-weight-complex="normal"/>
    </style:style>
    <style:style style:family="text" style:name="T12">
      <style:text-properties fo:font-weight="bold" style:font-weight-asian="bold" style:font-weight-complex="bold"/>
    </style:style>
    <style:style style:family="text" style:name="T13">
      <style:text-properties style:text-underline-color="font-color" style:text-underline-style="solid" style:text-underline-width="auto"/>
    </style:style>
    <style:style style:family="text" style:name="T14">
      <style:text-properties officeooo:rsid="0024ef65" style:font-name-complex="Arial" style:use-window-font-color="true"/>
    </style:style>
    <style:style style:family="text" style:name="T15">
      <style:text-properties fo:background-color="transparent" fo:country="FR" fo:font-size="10pt" fo:font-weight="bold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16">
      <style:text-properties fo:background-color="transparent" fo:country="FR" fo:font-size="10pt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17">
      <style:text-properties fo:background-color="transparent" fo:font-size="10pt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18">
      <style:text-properties fo:background-color="transparent" loext:char-shading-value="0" style:use-window-font-color="true"/>
    </style:style>
    <style:style style:family="text" style:name="T19">
      <style:text-properties fo:background-color="transparent" loext:char-shading-value="0" officeooo:rsid="0032d9c9" style:use-window-font-color="true"/>
    </style:style>
    <style:style style:family="text" style:name="T20">
      <style:text-properties fo:background-color="transparent" loext:char-shading-value="0" officeooo:rsid="0016c3f7" style:text-underline-style="none" style:use-window-font-color="true"/>
    </style:style>
    <style:style style:family="text" style:name="T21">
      <style:text-properties fo:background-color="transparent" fo:country="FR" fo:font-weight="normal" fo:language="fr" loext:char-shading-value="0" officeooo:rsid="004a8a7d" style:font-weight-asian="normal" style:font-weight-complex="normal" style:use-window-font-color="true"/>
    </style:style>
    <style:style style:family="text" style:name="T22">
      <style:text-properties fo:background-color="transparent" fo:country="FR" fo:font-weight="normal" fo:language="fr" loext:char-shading-value="0" officeooo:rsid="0053c1cf" style:font-weight-asian="normal" style:font-weight-complex="normal" style:use-window-font-color="true"/>
    </style:style>
    <style:style style:family="text" style:name="T23">
      <style:text-properties fo:country="FR" fo:font-weight="normal" fo:language="fr" officeooo:rsid="004a85bd" style:font-weight-asian="normal" style:font-weight-complex="normal" style:use-window-font-color="true"/>
    </style:style>
    <style:style style:family="text" style:name="T24">
      <style:text-properties fo:country="FR" fo:font-weight="normal" fo:language="fr" officeooo:rsid="004c4371" style:font-weight-asian="normal" style:font-weight-complex="normal" style:use-window-font-color="true"/>
    </style:style>
    <style:style style:family="text" style:name="T25">
      <style:text-properties fo:country="FR" fo:font-weight="normal" fo:language="fr" officeooo:rsid="0053c1cf" style:font-weight-asian="normal" style:font-weight-complex="normal" style:use-window-font-color="true"/>
    </style:style>
    <style:style style:family="text" style:name="T26">
      <style:text-properties officeooo:rsid="0016c3f7"/>
    </style:style>
    <style:style style:family="text" style:name="T27">
      <style:text-properties fo:background-color="#ffff00" fo:color="#ff3333" fo:country="FR" fo:language="fr" loext:char-shading-value="0" officeooo:rsid="002d6398"/>
    </style:style>
    <style:style style:family="text" style:name="T28">
      <style:text-properties fo:background-color="#ffff00" fo:color="#ff3333" loext:char-shading-value="0" officeooo:rsid="0032d9c9" style:text-underline-style="none"/>
    </style:style>
    <style:style style:family="text" style:name="T29">
      <style:text-properties fo:background-color="#ffff00" fo:color="#ff3333" loext:char-shading-value="0" officeooo:rsid="0032d9c9"/>
    </style:style>
    <style:style style:family="text" style:name="T30">
      <style:text-properties officeooo:rsid="0018a05b"/>
    </style:style>
    <style:style style:family="text" style:name="T31">
      <style:text-properties officeooo:rsid="00201b1a"/>
    </style:style>
    <style:style style:family="text" style:name="T32">
      <style:text-properties fo:background-color="transparent" loext:char-shading-value="0"/>
    </style:style>
    <style:style style:family="text" style:name="T33">
      <style:text-properties fo:background-color="transparent" loext:char-shading-value="0" officeooo:rsid="004368d8"/>
    </style:style>
    <style:style style:family="text" style:name="T34">
      <style:text-properties fo:background-color="transparent" loext:char-shading-value="0" officeooo:rsid="00468d54"/>
    </style:style>
    <style:style style:family="text" style:name="T35">
      <style:text-properties fo:country="FR" fo:language="fr"/>
    </style:style>
    <style:style style:family="text" style:name="T36">
      <style:text-properties fo:country="FR" fo:language="fr" style:text-underline-color="font-color" style:text-underline-style="solid" style:text-underline-width="auto"/>
    </style:style>
    <style:style style:family="text" style:name="T37">
      <style:text-properties fo:country="FR" fo:font-style="normal" fo:font-weight="bold" fo:language="fr" style:font-style-asian="normal" style:font-style-complex="normal" style:font-weight-asian="bold" style:font-weight-complex="bold" style:text-underline-style="none"/>
    </style:style>
    <style:style style:family="text" style:name="T38">
      <style:text-properties fo:country="FR" fo:font-weight="normal" fo:language="fr" style:font-weight-asian="normal" style:font-weight-complex="normal"/>
    </style:style>
    <style:style style:family="text" style:name="T39">
      <style:text-properties fo:country="FR" fo:font-weight="normal" fo:language="fr" officeooo:rsid="004a85bd" style:font-weight-asian="normal" style:font-weight-complex="normal"/>
    </style:style>
    <style:style style:family="text" style:name="T40">
      <style:text-properties style:text-position="super 58%"/>
    </style:style>
    <style:style style:family="text" style:name="T41">
      <style:text-properties fo:color="#111111" style:font-name-complex="Arial"/>
    </style:style>
    <style:style style:family="text" style:name="T42">
      <style:text-properties fo:color="#111111" officeooo:rsid="001f4b30" style:font-name-complex="Arial"/>
    </style:style>
    <style:style style:family="text" style:name="T43">
      <style:text-properties fo:color="#111111" officeooo:rsid="0024ef65" style:font-name-complex="Arial"/>
    </style:style>
    <style:style style:family="text" style:name="T44">
      <style:text-properties fo:color="#111111" officeooo:rsid="002d6398" style:font-name-complex="Arial"/>
    </style:style>
    <style:style style:family="text" style:name="T45">
      <style:text-properties fo:color="#111111" officeooo:rsid="004159f2" style:font-name-complex="Arial"/>
    </style:style>
    <style:style style:family="text" style:name="T46">
      <style:text-properties officeooo:rsid="0016c3f7" style:text-underline-style="none"/>
    </style:style>
    <style:style style:family="text" style:name="T47">
      <style:text-properties fo:text-transform="uppercase"/>
    </style:style>
    <style:style style:family="text" style:name="T48">
      <style:text-properties fo:text-transform="uppercase" officeooo:rsid="0016c3f7"/>
    </style:style>
    <style:style style:family="text" style:name="T49">
      <style:text-properties fo:text-transform="uppercase" officeooo:rsid="00414824"/>
    </style:style>
    <style:style style:family="text" style:name="T50">
      <style:text-properties fo:background-color="#ffff00" fo:color="#ce181e" loext:char-shading-value="0"/>
    </style:style>
    <style:style style:family="text" style:name="T51">
      <style:text-properties fo:background-color="#ffff00" fo:color="#ce181e" loext:char-shading-value="0" officeooo:rsid="0032d9c9"/>
    </style:style>
    <style:style style:family="text" style:name="T52">
      <style:text-properties officeooo:rsid="004753db"/>
    </style:style>
    <style:style style:family="text" style:name="T53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CN" style:country-complex="IN" style:font-name="Times New Roman2" style:font-name-asian="Arial Unicode MS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26">COMMUNE</text:span> DE <text:span text:style-name="T47"><text:text-input text:description="">tool.getCityName()</text:text-input></text:span></text:p>
      <text:p text:style-name="P17"/>
      <text:p text:style-name="P12"/>
      <text:p text:style-name="P11"><text:span text:style-name="T47">Avis d'</text:span><text:span text:style-name="T48">ENQUÊTE PUBLIQUE<text:line-break/>PERMIS </text:span><text:span text:style-name="T49">d'environnement</text:span></text:p>
      <text:p text:style-name="P9"/>
      <text:p text:style-name="P10"/>
      <text:p text:style-name="P14"><text:span text:style-name="T31">ÉTABLISSEMENTS</text:span> CONTENANT DES INSTALLATIONS OU <text:span text:style-name="T31">ACTIVITÉS</text:span> <text:span text:style-name="T31">CLASSÉES</text:span> EN VERTU DU <text:span text:style-name="T31">DÉCRET</text:span> DU 11 MARS 1999 RELATIF AU PERMIS D'ENVIRONNEMENT</text:p>
      <text:p text:style-name="P1"/>
      <text:p text:style-name="P4"><text:span text:style-name="T42">C</text:span><text:span text:style-name="T41">oncerne : </text:span><text:span text:style-name="T44">Demande de permis </text:span><text:span text:style-name="T45">d'environnement</text:span><text:span text:style-name="T44">.</text:span></text:p>
      <text:p text:style-name="P8"/>
      <text:p text:style-name="P4"><text:span text:style-name="T43"><office:annotation><dc:creator>bleybaert</dc:creator><dc:date>2018-07-17T14:19:36</dc:date><loext:sender-initials>ble</loext:sender-initials><text:p text:style-name="P40"><text:span text:style-name="T53">do text if self.hasSingleApplicant()</text:span></text:p></office:annotation></text:span><text:span text:style-name="T14">Le demandeur est</text:span><text:span text:style-name="T11"> </text:span><text:span text:style-name="T11"><text:text-input text:description="Demandeurs avec adresse">self.getApplicantsSignaletic(withaddress=True)</text:text-input></text:span><text:span text:style-name="T11">.</text:span></text:p>
      <text:p text:style-name="P5"><text:span text:style-name="T11"><office:annotation><dc:creator>bleybaert</dc:creator><dc:date>2018-07-17T14:20:01</dc:date><loext:sender-initials>ble</loext:sender-initials><text:p text:style-name="P40"><text:span text:style-name="T53">do text if self.hasMultipleApplicants()</text:span></text:p></office:annotation></text:span><text:span text:style-name="T11">L</text:span><text:span text:style-name="T10">es demandeurs sont </text:span><text:span text:style-name="T11"><text:text-input text:description="Demandeurs avec adresse">self.getApplicantsSignaletic(withaddress=True)</text:text-input></text:span><text:span text:style-name="T11">.</text:span></text:p>
      <text:p text:style-name="P19"/>
      <text:p text:style-name="P7">Le terrain est situé <text:text-input text:description="Emplacement des travaux">self.getWorkLocationSignaletic()</text:text-input>, cadastré <text:text-input text:description="Cadastre">licence_view.get_parcels()</text:text-input>.</text:p>
      <text:p text:style-name="P19"/>
      <text:p text:style-name="P15"><text:span text:style-name="T8">L</text:span><text:span text:style-name="T9">e projet consiste en </text:span><text:span text:style-name="T9"><text:text-input text:description="Nature des travaux">self.getLicenceSubject()</text:text-input></text:span></text:p>
      <text:p text:style-name="P20"/>
      <text:p text:style-name="P18"/>
      <table:table table:name="Tableau2" table:style-name="Tableau2">
        <table:table-column table:number-columns-repeated="4" table:style-name="Tableau2.A"/>
        <table:table-row table:style-name="Tableau2.1">
          <table:table-cell office:value-type="string" table:style-name="Tableau2.A1">
            <text:h text:outline-level="4" text:style-name="P38">Date d’affichage</text:h>
            <text:h text:outline-level="4" text:style-name="P38">de la demande</text:h>
          </table:table-cell>
          <table:table-cell office:value-type="string" table:style-name="Tableau2.A1">
            <text:h text:outline-level="4" text:style-name="P38">Date d’ouverture</text:h>
            <text:h text:outline-level="4" text:style-name="P38">de l’enquête</text:h>
          </table:table-cell>
          <table:table-cell office:value-type="string" table:style-name="Tableau2.A1">
            <text:h text:outline-level="4" text:style-name="P39">Lieu et date </text:h>
            <text:h text:outline-level="4" text:style-name="P39">de clôture de l’enquête</text:h>
          </table:table-cell>
          <table:table-cell office:value-type="string" table:style-name="Tableau2.D1">
            <text:p text:style-name="P27">Les observations écrites</text:p>
            <text:p text:style-name="P27">peuvent être adressées :</text:p>
          </table:table-cell>
        </table:table-row>
        <table:table-row table:style-name="Tableau2.2">
          <table:table-cell office:value-type="string" table:style-name="Tableau2.A1">
            <text:p text:style-name="P28"><text:span text:style-name="T32">Le </text:span><text:span text:style-name="T1"><text:text-input text:description="Date début d'enquête">event_view.display_date('displayDate')</text:text-input></text:span></text:p>
          </table:table-cell>
          <table:table-cell office:value-type="string" table:style-name="Tableau2.A1">
            <text:p text:style-name="P28">Le <text:span text:style-name="T2"><text:text-input text:description="Date début d'enquête">event_view.display_date('investigationStart')</text:text-input></text:span></text:p>
          </table:table-cell>
          <table:table-cell office:value-type="string" table:style-name="Tableau2.A1">
            <text:p text:style-name="P29"><text:span text:style-name="T36">Lieu</text:span><text:span text:style-name="T13"> </text:span><text:span text:style-name="T35">: </text:span><text:span text:style-name="T27">ADRESSE</text:span></text:p>
            <text:p text:style-name="P28"><text:span text:style-name="T36">Date de clôture :</text:span><text:span text:style-name="T37"> </text:span><text:span text:style-name="T37"><text:text-input text:description="Date début d'enquête">event_view.display_date('investigationEnd')</text:text-input></text:span></text:p>
            <text:p text:style-name="P21"><text:span text:style-name="T13">Heure de clôture</text:span> : <text:span text:style-name="T12"><text:text-input text:description="">urbanEventObj.claimsDate.strftime("%H heures %M")
</text:text-input></text:span><text:span text:style-name="T12"><text:s/>à </text:span><text:span text:style-name="T12"><text:text-input text:description="">urbanEventObj.claimEndSDate.strftime("%H heures %M")</text:text-input></text:span></text:p>
          </table:table-cell>
          <table:table-cell office:value-type="string" table:style-name="Tableau2.D1">
            <text:p text:style-name="P24">Par courrier ordinaire :</text:p>
            <text:p text:style-name="P22">ADRESSE</text:p>
            <text:p text:style-name="P22"/>
            <text:p text:style-name="P25">ou</text:p>
            <text:p text:style-name="P25"/>
            <text:p text:style-name="P26"><text:span text:style-name="T15">Par courrier électronique</text:span><text:span text:style-name="T17"> </text:span><text:span text:style-name="T16">:</text:span></text:p>
            <text:p text:style-name="P23">EMAIL</text:p>
          </table:table-cell>
        </table:table-row>
      </table:table>
      <text:p text:style-name="P31"/>
      <text:p text:style-name="P31"/>
      <text:p text:style-name="P34">Le Bourgmestre,</text:p>
      <text:p text:style-name="P34"/>
      <text:p text:style-name="P34"><text:span text:style-name="T32">Porte à la connaissance du public que l’autorité compétente pour statuer sur la présente demande de permis </text:span><text:span text:style-name="T33">d'environnement</text:span><text:span text:style-name="T32"> en vertu de l’article </text:span><text:span text:style-name="T33">13</text:span><text:span text:style-name="T34"> </text:span><text:span text:style-name="T32">du décret du 11 mars 1999 relatif au permis d’environnement, est le .</text:span></text:p>
      <text:p text:style-name="P34"/>
      <text:p text:style-name="P34">L’enquête publique relative à un établissement de classe <text:span text:style-name="T50">1 / 2</text:span><text:span text:style-name="T32"> </text:span>et de <text:span text:style-name="T50">catégorie C</text:span><text:span text:style-name="T32"> est orga</text:span>nisée selon les modalités prévues par les articles D.29-7 à D.29-19 et R.41-6 du livre 1<text:span text:style-name="T40">er</text:span> du code de l’environnement.</text:p>
      <text:p text:style-name="P34"/>
      <text:p text:style-name="P35">Le dossier peut être consulté, durant la période d'enquête, à l'adresse suivante : <text:span text:style-name="T51">ADRESSE</text:span><text:span text:style-name="T19">.</text:span></text:p>
      <text:p text:style-name="P37">- les jours ouvrables soit du lundi au vendredi de 8h30 à 12h00 ;</text:p>
      <text:p text:style-name="P37">- les <text:text-input text:description="Date permanence">tool.formatDate(urbanEventObj.getClaimsDate())</text:text-input>, … / … / … jusqu'à 20 heures.</text:p>
      <text:p text:style-name="P37"/>
      <text:p text:style-name="P36"><text:span text:style-name="T46">Pour les consultations jusqu'à 20 heures, rendez-vous doit être pris au plus tard 24 heures à l'avance auprès </text:span><text:span text:style-name="T20">du service Urbanisme - téléphone : </text:span><text:span text:style-name="T28">TEL</text:span><text:span text:style-name="T20"> - mail : </text:span><text:span text:style-name="T28">MAIL</text:span></text:p>
      <text:p text:style-name="P35"/>
      <text:p text:style-name="P33">Des explications techniques peuvent être obtenues auprès d<text:span text:style-name="T52">u</text:span> Fonctionnaire technique du Service Public de Wallonie, <text:span text:style-name="T29">ADRESSE</text:span> ou auprès du demandeur : <text:span text:style-name="T38"><text:text-input text:description="Demandeurs">self.getApplicantsSignaletic()</text:text-input></text:span><text:span text:style-name="T38"><text:s/>- </text:span><text:span text:style-name="T39">Tél </text:span><text:span text:style-name="T23">: </text:span><text:span text:style-name="T25"><text:text-input text:description="">self.getApplicants()[0].getPhone()</text:text-input></text:span><text:span text:style-name="T24"><text:s/>G</text:span><text:span text:style-name="T21">SM : </text:span><text:span text:style-name="T22"><text:text-input text:description="">self.getApplicants()[0].getGsm()</text:text-input></text:span><text:span text:style-name="T18">.</text:span></text:p>
      <text:p text:style-name="P32"/>
      <text:p text:style-name="P30"><text:span text:style-name="T7">T</text:span><text:span text:style-name="T4">out intéressé peut formuler ses observations écrites ou orales auprès de </text:span><text:span text:style-name="T5">la </text:span><text:span text:style-name="T6">Commune de </text:span><text:soft-page-break/><text:span text:style-name="T6"><text:text-input text:description="">tool.getCityName()</text:text-input></text:span><text:span text:style-name="T5"><text:s/></text:span><text:span text:style-name="T4">dans le délai mentionné ci-dessus, jusqu’à la clôture de l’enquête.</text:span></text:p>
      <text:p text:style-name="P16"/>
      <text:p text:style-name="P6"><text:span text:style-name="T30"><text:text-input text:description="">tool.getCityName()</text:text-input></text:span><text:span text:style-name="T30">, le </text:span><text:span text:style-name="T3"><text:text-input text:description="Délivré à xxx le xxx">tool.formatDate(urbanEventObj.getEventDate())</text:text-input></text:span><text:span text:style-name="T3">.</text:span></text:p>
      <text:p text:style-name="P2"/>
      <text:p text:style-name="P2"/>
      <text:p text:style-name="P3"><office:annotation><dc:creator>bleybaert</dc:creator><dc:date>2018-07-18T09:41:44</dc:date><loext:sender-initials>ble</loext:sender-initials><text:p text:style-name="P40"><text:span text:style-name="T53">do text</text:span></text:p><text:p text:style-name="P40"><text:span text:style-name="T53">from document(at=signatures, format='odt')</text:span></text:p></office:annotation>Import signatures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roman" style:name="Times New Roman1" svg:font-family="'Times New Roman'"/>
    <style:font-face style:font-family-generic="roman" style:font-pitch="variable" style:name="Liberation Serif" svg:font-family="'Liberation Serif'"/>
    <style:font-face style:font-family-generic="roman" style:font-pitch="variable" style:name="Times New Roman2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Gras" style:font-family-generic="swiss" style:font-pitch="variable" style:name="Calibri" svg:font-family="Calibri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WenQuanYi Micro Hei" svg:font-family="'WenQuanYi Micro Hei'"/>
  </office:font-face-decls>
  <office:automatic-styles>
    <style:style style:family="table" style:name="Tableau2">
      <style:table-properties fo:margin-left="-0.132cm" style:width="17.194cm" style:writing-mode="lr-tb" table:align="left"/>
    </style:style>
    <style:style style:family="table-column" style:name="Tableau2.A">
      <style:table-column-properties style:column-width="4.299cm"/>
    </style:style>
    <style:style style:family="table-row" style:name="Tableau2.1">
      <style:table-row-properties fo:keep-together="auto" style:min-row-height="1.217cm"/>
    </style:style>
    <style:style style:family="table-cell" style:name="Tableau2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/>
    </style:style>
    <style:style style:family="table-cell" style:name="Tableau2.D1">
      <style:table-cell-properties fo:border="0.5pt solid #000000" fo:padding-bottom="0cm" fo:padding-left="0.123cm" fo:padding-right="0.123cm" fo:padding-top="0cm" style:vertical-align="middle" style:writing-mode="lr-tb"/>
    </style:style>
    <style:style style:family="table-row" style:name="Tableau2.2">
      <style:table-row-properties fo:keep-together="auto" style:min-row-height="1.492cm"/>
    </style:style>
    <style:style style:family="paragraph" style:name="P1" style:parent-style-name="UrbanBody">
      <style:paragraph-properties fo:margin-bottom="0cm" fo:margin-top="0cm" fo:text-align="justify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2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18a05b" style:font-name="Arial" style:font-size-asian="10pt" style:font-size-complex="10pt"/>
    </style:style>
    <style:style style:family="paragraph" style:name="P3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38bac9" officeooo:rsid="0038bac9" style:font-name="Arial" style:font-size-asian="10pt" style:font-size-complex="10pt"/>
    </style:style>
    <style:style style:family="paragraph" style:name="P4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0eb3a" style:font-name="Arial" style:font-size-asian="11pt" style:font-size-complex="11pt"/>
    </style:style>
    <style:style style:family="paragraph" style:name="P5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d6398" style:font-name="Arial" style:font-size-asian="11pt" style:font-size-complex="11pt"/>
    </style:style>
    <style:style style:family="paragraph" style:name="P6" style:parent-style-name="UrbanBody">
      <style:paragraph-properties fo:margin-bottom="0cm" fo:margin-top="0cm" fo:text-align="start" loext:contextual-spacing="false" style:justify-single-word="false"/>
      <style:text-properties fo:font-size="11pt" officeooo:paragraph-rsid="0039cbe2" style:font-name="Arial" style:font-size-asian="11pt" style:font-size-complex="11pt"/>
    </style:style>
    <style:style style:family="paragraph" style:name="P7" style:parent-style-name="UrbanBody">
      <style:paragraph-properties fo:margin-bottom="0cm" fo:margin-top="0cm" fo:text-align="justify" loext:contextual-spacing="false" style:justify-single-word="false"/>
      <style:text-properties fo:font-size="11pt" fo:font-weight="normal" officeooo:paragraph-rsid="00186935" officeooo:rsid="0016c3f7" style:font-name="Arial" style:font-name-complex="Arial" style:font-size-asian="11pt" style:font-size-complex="11pt" style:font-weight-asian="normal" style:font-weight-complex="normal"/>
    </style:style>
    <style:style style:family="paragraph" style:name="P8" style:parent-style-name="UrbanBody">
      <style:paragraph-properties fo:margin-bottom="0cm" fo:margin-top="0cm" fo:text-align="justify" loext:contextual-spacing="false" style:justify-single-word="false"/>
      <style:text-properties fo:color="#111111" fo:font-size="11pt" officeooo:paragraph-rsid="002d6398" officeooo:rsid="0024ef65" style:font-name="Arial" style:font-name-complex="Arial" style:font-size-asian="11pt" style:font-size-complex="11pt"/>
    </style:style>
    <style:style style:family="paragraph" style:name="P9" style:parent-style-name="UrbanTitle">
      <style:paragraph-properties fo:margin-bottom="0cm" fo:margin-top="0cm" fo:text-align="start" loext:contextual-spacing="false" style:justify-single-word="false"/>
      <style:text-properties fo:font-size="10pt" fo:font-weight="normal" style:font-name="Arial" style:font-size-asian="10pt" style:font-size-complex="10pt" style:font-weight-asian="normal" style:font-weight-complex="normal" style:text-underline-style="none"/>
    </style:style>
    <style:style style:family="paragraph" style:name="P10" style:parent-style-name="UrbanTitle">
      <style:paragraph-properties fo:margin-bottom="0cm" fo:margin-top="0cm" fo:text-align="start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11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style:font-name="Arial" style:font-size-asian="14pt" style:font-size-complex="14pt" style:font-weight-asian="normal" style:font-weight-complex="normal"/>
    </style:style>
    <style:style style:family="paragraph" style:name="P12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fo:text-transform="uppercase" style:font-name="Arial" style:font-size-asian="14pt" style:font-size-complex="14pt" style:font-weight-asian="normal" style:font-weight-complex="normal"/>
    </style:style>
    <style:style style:family="paragraph" style:name="P13" style:parent-style-name="Standard">
      <style:paragraph-properties fo:margin-bottom="0cm" fo:margin-top="0cm" fo:text-align="start" loext:contextual-spacing="false" style:justify-single-word="false"/>
      <style:text-properties fo:font-size="10pt" fo:font-weight="bold" style:font-name="Arial" style:font-size-asian="10pt" style:font-size-complex="10pt" style:font-weight-asian="bold" style:font-weight-complex="bold"/>
    </style:style>
    <style:style style:family="paragraph" style:name="P14" style:parent-style-name="Standard">
      <style:paragraph-properties fo:margin-bottom="0cm" fo:margin-top="0cm" fo:text-align="center" loext:contextual-spacing="false" style:justify-single-word="false"/>
      <style:text-properties fo:font-size="11pt" officeooo:paragraph-rsid="001f4b30" style:font-name="Arial" style:font-size-asian="11pt" style:font-size-complex="11pt"/>
    </style:style>
    <style:style style:family="paragraph" style:name="P15" style:parent-style-name="Standard">
      <style:paragraph-properties fo:margin-bottom="0cm" fo:margin-top="0cm" fo:text-align="justify" loext:contextual-spacing="false" style:justify-single-word="false"/>
      <style:text-properties fo:font-size="11pt" officeooo:paragraph-rsid="00186935" style:font-name="Arial" style:font-size-asian="11pt" style:font-size-complex="11pt"/>
    </style:style>
    <style:style style:family="paragraph" style:name="P16" style:parent-style-name="Text_20_body">
      <style:paragraph-properties fo:margin-bottom="0cm" fo:margin-top="0cm" fo:text-align="start" loext:contextual-spacing="false" style:justify-single-word="false"/>
      <style:text-properties fo:font-size="11pt" fo:font-weight="normal" officeooo:paragraph-rsid="001bb43e" officeooo:rsid="0016c3f7" style:font-name="Arial" style:font-size-asian="11pt" style:font-size-complex="11pt" style:font-weight-asian="normal" style:font-weight-complex="normal"/>
    </style:style>
    <style:style style:family="paragraph" style:name="P17" style:parent-style-name="Standard">
      <style:paragraph-properties fo:text-align="start" style:justify-single-word="false"/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18" style:parent-style-name="Preformatted_20_Text">
      <style:paragraph-properties fo:text-align="justify" style:justify-single-word="false"/>
      <style:text-properties fo:font-size="10pt" officeooo:paragraph-rsid="00186935" style:font-name="Arial" style:font-name-complex="Arial" style:font-size-asian="10pt" style:font-size-complex="10pt"/>
    </style:style>
    <style:style style:family="paragraph" style:name="P19" style:parent-style-name="Preformatted_20_Text">
      <style:paragraph-properties fo:text-align="justify" style:justify-single-word="false"/>
      <style:text-properties fo:font-size="11pt" officeooo:paragraph-rsid="00186935" style:font-name="Arial" style:font-name-complex="Arial" style:font-size-asian="11pt" style:font-size-complex="11pt"/>
    </style:style>
    <style:style style:family="paragraph" style:name="P20" style:parent-style-name="Preformatted_20_Text">
      <style:paragraph-properties fo:text-align="start" style:justify-single-word="false"/>
      <style:text-properties fo:font-size="11pt" fo:font-weight="normal" officeooo:paragraph-rsid="001f4b30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21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country="FR" fo:font-size="10pt" fo:font-weight="normal" fo:language="fr" officeooo:paragraph-rsid="0020eb3a" style:font-name="Arial" style:font-size-asian="10pt" style:font-size-complex="10pt" style:font-weight-asian="normal" style:font-weight-complex="normal"/>
    </style:style>
    <style:style style:family="paragraph" style:name="P22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200" fo:color="#ff3333" fo:country="FR" fo:font-size="10pt" fo:language="fr" officeooo:paragraph-rsid="002d6398" officeooo:rsid="002d6398" style:font-name="Arial" style:font-size-asian="10pt" style:font-size-complex="10pt"/>
    </style:style>
    <style:style style:family="paragraph" style:name="P23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f00" fo:color="#ff3333" fo:country="FR" fo:font-size="10pt" fo:language="fr" officeooo:paragraph-rsid="002d6398" officeooo:rsid="002d6398" style:font-name="Arial" style:font-size-asian="10pt" style:font-size-complex="10pt" style:text-underline-style="none"/>
    </style:style>
    <style:style style:family="paragraph" style:name="P24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font-weight-asian="normal" style:font-weight-complex="normal" style:text-underline-color="font-color" style:text-underline-style="solid" style:text-underline-width="auto" style:use-window-font-color="true"/>
    </style:style>
    <style:style style:family="paragraph" style:name="P25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use-window-font-color="true"/>
    </style:style>
    <style:style style:family="paragraph" style:name="P26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officeooo:paragraph-rsid="002d6398"/>
    </style:style>
    <style:style style:family="paragraph" style:name="P27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28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29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0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officeooo:rsid="0016c3f7" style:font-name="Arial" style:font-size-asian="11pt" style:font-size-complex="11pt"/>
    </style:style>
    <style:style style:family="paragraph" style:name="P31" style:parent-style-name="Text_20_body">
      <style:paragraph-properties fo:margin-bottom="0cm" fo:margin-left="0cm" fo:margin-right="0cm" fo:margin-top="0cm" fo:text-align="start" fo:text-indent="0cm" loext:contextual-spacing="false" style:auto-text-indent="false" style:justify-single-word="false" style:shadow="none" style:writing-mode="lr-tb"/>
      <style:text-properties fo:font-size="11pt" fo:font-weight="normal" officeooo:paragraph-rsid="0020eb3a" officeooo:rsid="0016c3f7" style:font-name="Arial" style:font-size-asian="11pt" style:font-size-complex="11pt" style:font-weight-asian="normal" style:font-weight-complex="normal"/>
    </style:style>
    <style:style style:family="paragraph" style:name="P32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3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2f8f1" style:font-name="Arial" style:font-size-asian="11pt" style:font-size-complex="11pt"/>
    </style:style>
    <style:style style:family="paragraph" style:name="P34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35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36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37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38" style:parent-style-name="Heading_20_4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39" style:parent-style-name="Heading_20_4">
      <style:paragraph-properties fo:line-height="100%"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background-color="transparent" fo:font-style="normal" fo:font-weight="bold" loext:char-shading-value="0" style:font-style-asian="normal" style:font-style-complex="normal" style:font-weight-asian="bold" style:font-weight-complex="bold" style:text-underline-style="none"/>
    </style:style>
    <style:style style:family="text" style:name="T2">
      <style:text-properties fo:font-style="normal" fo:font-weight="bold" style:font-style-asian="normal" style:font-style-complex="normal" style:font-weight-asian="bold" style:font-weight-complex="bold" style:text-underline-style="none"/>
    </style:style>
    <style:style style:family="text" style:name="T3">
      <style:text-properties fo:font-style="normal" fo:font-weight="normal" officeooo:rsid="001dc90b" style:font-style-asian="normal" style:font-weight-asian="normal" style:font-weight-complex="normal" style:text-underline-style="none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normal" officeooo:rsid="0022e82c" style:font-weight-asian="normal" style:font-weight-complex="normal"/>
    </style:style>
    <style:style style:family="text" style:name="T6">
      <style:text-properties fo:font-weight="normal" officeooo:rsid="0033d800" style:font-weight-asian="normal" style:font-weight-complex="normal"/>
    </style:style>
    <style:style style:family="text" style:name="T7">
      <style:text-properties fo:font-weight="normal" officeooo:rsid="00358cac" style:font-weight-asian="normal" style:font-weight-complex="normal"/>
    </style:style>
    <style:style style:family="text" style:name="T8">
      <style:text-properties fo:font-weight="normal" officeooo:rsid="00186935" style:font-weight-asian="normal" style:font-weight-complex="normal"/>
    </style:style>
    <style:style style:family="text" style:name="T9">
      <style:text-properties fo:font-weight="normal" officeooo:rsid="0016c3f7" style:font-weight-asian="normal" style:font-weight-complex="normal"/>
    </style:style>
    <style:style style:family="text" style:name="T10">
      <style:text-properties fo:font-weight="normal" style:font-name-complex="Arial" style:font-weight-asian="normal" style:font-weight-complex="normal"/>
    </style:style>
    <style:style style:family="text" style:name="T11">
      <style:text-properties fo:font-weight="normal" officeooo:rsid="0016c3f7" style:font-name-complex="Arial" style:font-weight-asian="normal" style:font-weight-complex="normal"/>
    </style:style>
    <style:style style:family="text" style:name="T12">
      <style:text-properties fo:font-weight="bold" style:font-weight-asian="bold" style:font-weight-complex="bold"/>
    </style:style>
    <style:style style:family="text" style:name="T13">
      <style:text-properties style:text-underline-color="font-color" style:text-underline-style="solid" style:text-underline-width="auto"/>
    </style:style>
    <style:style style:family="text" style:name="T14">
      <style:text-properties officeooo:rsid="0024ef65" style:font-name-complex="Arial" style:use-window-font-color="true"/>
    </style:style>
    <style:style style:family="text" style:name="T15">
      <style:text-properties fo:background-color="transparent" fo:country="FR" fo:font-size="10pt" fo:font-weight="bold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16">
      <style:text-properties fo:background-color="transparent" fo:country="FR" fo:font-size="10pt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17">
      <style:text-properties fo:background-color="transparent" fo:font-size="10pt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18">
      <style:text-properties fo:background-color="transparent" loext:char-shading-value="0" style:use-window-font-color="true"/>
    </style:style>
    <style:style style:family="text" style:name="T19">
      <style:text-properties fo:background-color="transparent" loext:char-shading-value="0" officeooo:rsid="0032d9c9" style:use-window-font-color="true"/>
    </style:style>
    <style:style style:family="text" style:name="T20">
      <style:text-properties fo:background-color="transparent" loext:char-shading-value="0" officeooo:rsid="0016c3f7" style:text-underline-style="none" style:use-window-font-color="true"/>
    </style:style>
    <style:style style:family="text" style:name="T21">
      <style:text-properties fo:background-color="transparent" fo:country="FR" fo:font-weight="normal" fo:language="fr" loext:char-shading-value="0" officeooo:rsid="004a8a7d" style:font-weight-asian="normal" style:font-weight-complex="normal" style:use-window-font-color="true"/>
    </style:style>
    <style:style style:family="text" style:name="T22">
      <style:text-properties fo:background-color="transparent" fo:country="FR" fo:font-weight="normal" fo:language="fr" loext:char-shading-value="0" officeooo:rsid="0053c1cf" style:font-weight-asian="normal" style:font-weight-complex="normal" style:use-window-font-color="true"/>
    </style:style>
    <style:style style:family="text" style:name="T23">
      <style:text-properties fo:country="FR" fo:font-weight="normal" fo:language="fr" officeooo:rsid="004a85bd" style:font-weight-asian="normal" style:font-weight-complex="normal" style:use-window-font-color="true"/>
    </style:style>
    <style:style style:family="text" style:name="T24">
      <style:text-properties fo:country="FR" fo:font-weight="normal" fo:language="fr" officeooo:rsid="004c4371" style:font-weight-asian="normal" style:font-weight-complex="normal" style:use-window-font-color="true"/>
    </style:style>
    <style:style style:family="text" style:name="T25">
      <style:text-properties fo:country="FR" fo:font-weight="normal" fo:language="fr" officeooo:rsid="0053c1cf" style:font-weight-asian="normal" style:font-weight-complex="normal" style:use-window-font-color="true"/>
    </style:style>
    <style:style style:family="text" style:name="T26">
      <style:text-properties officeooo:rsid="0016c3f7"/>
    </style:style>
    <style:style style:family="text" style:name="T27">
      <style:text-properties fo:background-color="#ffff00" fo:color="#ff3333" fo:country="FR" fo:language="fr" loext:char-shading-value="0" officeooo:rsid="002d6398"/>
    </style:style>
    <style:style style:family="text" style:name="T28">
      <style:text-properties fo:background-color="#ffff00" fo:color="#ff3333" loext:char-shading-value="0" officeooo:rsid="0032d9c9" style:text-underline-style="none"/>
    </style:style>
    <style:style style:family="text" style:name="T29">
      <style:text-properties fo:background-color="#ffff00" fo:color="#ff3333" loext:char-shading-value="0" officeooo:rsid="0032d9c9"/>
    </style:style>
    <style:style style:family="text" style:name="T30">
      <style:text-properties officeooo:rsid="0018a05b"/>
    </style:style>
    <style:style style:family="text" style:name="T31">
      <style:text-properties officeooo:rsid="00201b1a"/>
    </style:style>
    <style:style style:family="text" style:name="T32">
      <style:text-properties fo:background-color="transparent" loext:char-shading-value="0"/>
    </style:style>
    <style:style style:family="text" style:name="T33">
      <style:text-properties fo:background-color="transparent" loext:char-shading-value="0" officeooo:rsid="004368d8"/>
    </style:style>
    <style:style style:family="text" style:name="T34">
      <style:text-properties fo:background-color="transparent" loext:char-shading-value="0" officeooo:rsid="00468d54"/>
    </style:style>
    <style:style style:family="text" style:name="T35">
      <style:text-properties fo:country="FR" fo:language="fr"/>
    </style:style>
    <style:style style:family="text" style:name="T36">
      <style:text-properties fo:country="FR" fo:language="fr" style:text-underline-color="font-color" style:text-underline-style="solid" style:text-underline-width="auto"/>
    </style:style>
    <style:style style:family="text" style:name="T37">
      <style:text-properties fo:country="FR" fo:font-style="normal" fo:font-weight="bold" fo:language="fr" style:font-style-asian="normal" style:font-style-complex="normal" style:font-weight-asian="bold" style:font-weight-complex="bold" style:text-underline-style="none"/>
    </style:style>
    <style:style style:family="text" style:name="T38">
      <style:text-properties fo:country="FR" fo:font-weight="normal" fo:language="fr" style:font-weight-asian="normal" style:font-weight-complex="normal"/>
    </style:style>
    <style:style style:family="text" style:name="T39">
      <style:text-properties fo:country="FR" fo:font-weight="normal" fo:language="fr" officeooo:rsid="004a85bd" style:font-weight-asian="normal" style:font-weight-complex="normal"/>
    </style:style>
    <style:style style:family="text" style:name="T40">
      <style:text-properties style:text-position="super 58%"/>
    </style:style>
    <style:style style:family="text" style:name="T41">
      <style:text-properties fo:color="#111111" style:font-name-complex="Arial"/>
    </style:style>
    <style:style style:family="text" style:name="T42">
      <style:text-properties fo:color="#111111" officeooo:rsid="001f4b30" style:font-name-complex="Arial"/>
    </style:style>
    <style:style style:family="text" style:name="T43">
      <style:text-properties fo:color="#111111" officeooo:rsid="0024ef65" style:font-name-complex="Arial"/>
    </style:style>
    <style:style style:family="text" style:name="T44">
      <style:text-properties fo:color="#111111" officeooo:rsid="002d6398" style:font-name-complex="Arial"/>
    </style:style>
    <style:style style:family="text" style:name="T45">
      <style:text-properties fo:color="#111111" officeooo:rsid="004159f2" style:font-name-complex="Arial"/>
    </style:style>
    <style:style style:family="text" style:name="T46">
      <style:text-properties officeooo:rsid="0016c3f7" style:text-underline-style="none"/>
    </style:style>
    <style:style style:family="text" style:name="T47">
      <style:text-properties fo:text-transform="uppercase"/>
    </style:style>
    <style:style style:family="text" style:name="T48">
      <style:text-properties fo:text-transform="uppercase" officeooo:rsid="0016c3f7"/>
    </style:style>
    <style:style style:family="text" style:name="T49">
      <style:text-properties fo:text-transform="uppercase" officeooo:rsid="00414824"/>
    </style:style>
    <style:style style:family="text" style:name="T50">
      <style:text-properties fo:background-color="#ffff00" fo:color="#ce181e" loext:char-shading-value="0"/>
    </style:style>
    <style:style style:family="text" style:name="T51">
      <style:text-properties fo:background-color="#ffff00" fo:color="#ce181e" loext:char-shading-value="0" officeooo:rsid="0032d9c9"/>
    </style:style>
    <style:style style:family="text" style:name="T52">
      <style:text-properties officeooo:rsid="004753db"/>
    </style:style>
    <style:style style:family="text" style:name="T53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CN" style:country-complex="IN" style:font-name="Times New Roman2" style:font-name-asian="Arial Unicode MS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26">COMMUNE</text:span> DE <text:span text:style-name="T47"><text:text-input text:description="">tool.getCityName()</text:text-input></text:span></text:p>
      <text:p text:style-name="P17"/>
      <text:p text:style-name="P12"/>
      <text:p text:style-name="P11"><text:span text:style-name="T47">Avis d'</text:span><text:span text:style-name="T48">ENQUÊTE PUBLIQUE<text:line-break/>PERMIS </text:span><text:span text:style-name="T49">d'environnement</text:span></text:p>
      <text:p text:style-name="P9"/>
      <text:p text:style-name="P10"/>
      <text:p text:style-name="P14"><text:span text:style-name="T31">ÉTABLISSEMENTS</text:span> CONTENANT DES INSTALLATIONS OU <text:span text:style-name="T31">ACTIVITÉS</text:span> <text:span text:style-name="T31">CLASSÉES</text:span> EN VERTU DU <text:span text:style-name="T31">DÉCRET</text:span> DU 11 MARS 1999 RELATIF AU PERMIS D'ENVIRONNEMENT</text:p>
      <text:p text:style-name="P1"/>
      <text:p text:style-name="P4"><text:span text:style-name="T42">C</text:span><text:span text:style-name="T41">oncerne : </text:span><text:span text:style-name="T44">Demande de permis </text:span><text:span text:style-name="T45">d'environnement</text:span><text:span text:style-name="T44">.</text:span></text:p>
      <text:p text:style-name="P8"/>
      <text:p text:style-name="P4"><text:span text:style-name="T43"><office:annotation><dc:creator>bleybaert</dc:creator><dc:date>2018-07-17T14:19:36</dc:date><loext:sender-initials>ble</loext:sender-initials><text:p text:style-name="P40"><text:span text:style-name="T53">do text if self.hasSingleApplicant()</text:span></text:p></office:annotation></text:span><text:span text:style-name="T14">Le demandeur est</text:span><text:span text:style-name="T11"> </text:span><text:span text:style-name="T11"><text:text-input text:description="Demandeurs avec adresse">self.getApplicantsSignaletic(withaddress=True)</text:text-input></text:span><text:span text:style-name="T11">.</text:span></text:p>
      <text:p text:style-name="P5"><text:span text:style-name="T11"><office:annotation><dc:creator>bleybaert</dc:creator><dc:date>2018-07-17T14:20:01</dc:date><loext:sender-initials>ble</loext:sender-initials><text:p text:style-name="P40"><text:span text:style-name="T53">do text if self.hasMultipleApplicants()</text:span></text:p></office:annotation></text:span><text:span text:style-name="T11">L</text:span><text:span text:style-name="T10">es demandeurs sont </text:span><text:span text:style-name="T11"><text:text-input text:description="Demandeurs avec adresse">self.getApplicantsSignaletic(withaddress=True)</text:text-input></text:span><text:span text:style-name="T11">.</text:span></text:p>
      <text:p text:style-name="P19"/>
      <text:p text:style-name="P7">Le terrain est situé <text:text-input text:description="Emplacement des travaux">self.getWorkLocationSignaletic()</text:text-input>, cadastré <text:text-input text:description="Cadastre">licence_view.get_parcels()</text:text-input>.</text:p>
      <text:p text:style-name="P19"/>
      <text:p text:style-name="P15"><text:span text:style-name="T8">L</text:span><text:span text:style-name="T9">e projet consiste en </text:span><text:span text:style-name="T9"><text:text-input text:description="Nature des travaux">self.getLicenceSubject()</text:text-input></text:span></text:p>
      <text:p text:style-name="P20"/>
      <text:p text:style-name="P18"/>
      <table:table table:name="Tableau2" table:style-name="Tableau2">
        <table:table-column table:number-columns-repeated="4" table:style-name="Tableau2.A"/>
        <table:table-row table:style-name="Tableau2.1">
          <table:table-cell office:value-type="string" table:style-name="Tableau2.A1">
            <text:h text:outline-level="4" text:style-name="P38">Date d’affichage</text:h>
            <text:h text:outline-level="4" text:style-name="P38">de la demande</text:h>
          </table:table-cell>
          <table:table-cell office:value-type="string" table:style-name="Tableau2.A1">
            <text:h text:outline-level="4" text:style-name="P38">Date d’ouverture</text:h>
            <text:h text:outline-level="4" text:style-name="P38">de l’enquête</text:h>
          </table:table-cell>
          <table:table-cell office:value-type="string" table:style-name="Tableau2.A1">
            <text:h text:outline-level="4" text:style-name="P39">Lieu et date </text:h>
            <text:h text:outline-level="4" text:style-name="P39">de clôture de l’enquête</text:h>
          </table:table-cell>
          <table:table-cell office:value-type="string" table:style-name="Tableau2.D1">
            <text:p text:style-name="P27">Les observations écrites</text:p>
            <text:p text:style-name="P27">peuvent être adressées :</text:p>
          </table:table-cell>
        </table:table-row>
        <table:table-row table:style-name="Tableau2.2">
          <table:table-cell office:value-type="string" table:style-name="Tableau2.A1">
            <text:p text:style-name="P28"><text:span text:style-name="T32">Le </text:span><text:span text:style-name="T1"><text:text-input text:description="Date début d'enquête">event_view.display_date('displayDate')</text:text-input></text:span></text:p>
          </table:table-cell>
          <table:table-cell office:value-type="string" table:style-name="Tableau2.A1">
            <text:p text:style-name="P28">Le <text:span text:style-name="T2"><text:text-input text:description="Date début d'enquête">event_view.display_date('investigationStart')</text:text-input></text:span></text:p>
          </table:table-cell>
          <table:table-cell office:value-type="string" table:style-name="Tableau2.A1">
            <text:p text:style-name="P29"><text:span text:style-name="T36">Lieu</text:span><text:span text:style-name="T13"> </text:span><text:span text:style-name="T35">: </text:span><text:span text:style-name="T27">ADRESSE</text:span></text:p>
            <text:p text:style-name="P28"><text:span text:style-name="T36">Date de clôture :</text:span><text:span text:style-name="T37"> </text:span><text:span text:style-name="T37"><text:text-input text:description="Date début d'enquête">event_view.display_date('investigationEnd')</text:text-input></text:span></text:p>
            <text:p text:style-name="P21"><text:span text:style-name="T13">Heure de clôture</text:span> : <text:span text:style-name="T12"><text:text-input text:description="">urbanEventObj.claimsDate.strftime("%H heures %M")
</text:text-input></text:span><text:span text:style-name="T12"><text:s/>à </text:span><text:span text:style-name="T12"><text:text-input text:description="">urbanEventObj.claimEndSDate.strftime("%H heures %M")</text:text-input></text:span></text:p>
          </table:table-cell>
          <table:table-cell office:value-type="string" table:style-name="Tableau2.D1">
            <text:p text:style-name="P24">Par courrier ordinaire :</text:p>
            <text:p text:style-name="P22">ADRESSE</text:p>
            <text:p text:style-name="P22"/>
            <text:p text:style-name="P25">ou</text:p>
            <text:p text:style-name="P25"/>
            <text:p text:style-name="P26"><text:span text:style-name="T15">Par courrier électronique</text:span><text:span text:style-name="T17"> </text:span><text:span text:style-name="T16">:</text:span></text:p>
            <text:p text:style-name="P23">EMAIL</text:p>
          </table:table-cell>
        </table:table-row>
      </table:table>
      <text:p text:style-name="P31"/>
      <text:p text:style-name="P31"/>
      <text:p text:style-name="P34">Le Bourgmestre,</text:p>
      <text:p text:style-name="P34"/>
      <text:p text:style-name="P34"><text:span text:style-name="T32">Porte à la connaissance du public que l’autorité compétente pour statuer sur la présente demande de permis </text:span><text:span text:style-name="T33">d'environnement</text:span><text:span text:style-name="T32"> en vertu de l’article </text:span><text:span text:style-name="T33">13</text:span><text:span text:style-name="T34"> </text:span><text:span text:style-name="T32">du décret du 11 mars 1999 relatif au permis d’environnement, est le .</text:span></text:p>
      <text:p text:style-name="P34"/>
      <text:p text:style-name="P34">L’enquête publique relative à un établissement de classe <text:span text:style-name="T50">1 / 2</text:span><text:span text:style-name="T32"> </text:span>et de <text:span text:style-name="T50">catégorie C</text:span><text:span text:style-name="T32"> est orga</text:span>nisée selon les modalités prévues par les articles D.29-7 à D.29-19 et R.41-6 du livre 1<text:span text:style-name="T40">er</text:span> du code de l’environnement.</text:p>
      <text:p text:style-name="P34"/>
      <text:p text:style-name="P35">Le dossier peut être consulté, durant la période d'enquête, à l'adresse suivante : <text:span text:style-name="T51">ADRESSE</text:span><text:span text:style-name="T19">.</text:span></text:p>
      <text:p text:style-name="P37">- les jours ouvrables soit du lundi au vendredi de 8h30 à 12h00 ;</text:p>
      <text:p text:style-name="P37">- les <text:text-input text:description="Date permanence">tool.formatDate(urbanEventObj.getClaimsDate())</text:text-input>, … / … / … jusqu'à 20 heures.</text:p>
      <text:p text:style-name="P37"/>
      <text:p text:style-name="P36"><text:span text:style-name="T46">Pour les consultations jusqu'à 20 heures, rendez-vous doit être pris au plus tard 24 heures à l'avance auprès </text:span><text:span text:style-name="T20">du service Urbanisme - téléphone : </text:span><text:span text:style-name="T28">TEL</text:span><text:span text:style-name="T20"> - mail : </text:span><text:span text:style-name="T28">MAIL</text:span></text:p>
      <text:p text:style-name="P35"/>
      <text:p text:style-name="P33">Des explications techniques peuvent être obtenues auprès d<text:span text:style-name="T52">u</text:span> Fonctionnaire technique du Service Public de Wallonie, <text:span text:style-name="T29">ADRESSE</text:span> ou auprès du demandeur : <text:span text:style-name="T38"><text:text-input text:description="Demandeurs">self.getApplicantsSignaletic()</text:text-input></text:span><text:span text:style-name="T38"><text:s/>- </text:span><text:span text:style-name="T39">Tél </text:span><text:span text:style-name="T23">: </text:span><text:span text:style-name="T25"><text:text-input text:description="">self.getApplicants()[0].getPhone()</text:text-input></text:span><text:span text:style-name="T24"><text:s/>G</text:span><text:span text:style-name="T21">SM : </text:span><text:span text:style-name="T22"><text:text-input text:description="">self.getApplicants()[0].getGsm()</text:text-input></text:span><text:span text:style-name="T18">.</text:span></text:p>
      <text:p text:style-name="P32"/>
      <text:p text:style-name="P30"><text:span text:style-name="T7">T</text:span><text:span text:style-name="T4">out intéressé peut formuler ses observations écrites ou orales auprès de </text:span><text:span text:style-name="T5">la </text:span><text:span text:style-name="T6">Commune de </text:span><text:soft-page-break/><text:span text:style-name="T6"><text:text-input text:description="">tool.getCityName()</text:text-input></text:span><text:span text:style-name="T5"><text:s/></text:span><text:span text:style-name="T4">dans le délai mentionné ci-dessus, jusqu’à la clôture de l’enquête.</text:span></text:p>
      <text:p text:style-name="P16"/>
      <text:p text:style-name="P6"><text:span text:style-name="T30"><text:text-input text:description="">tool.getCityName()</text:text-input></text:span><text:span text:style-name="T30">, le </text:span><text:span text:style-name="T3"><text:text-input text:description="Délivré à xxx le xxx">tool.formatDate(urbanEventObj.getEventDate())</text:text-input></text:span><text:span text:style-name="T3">.</text:span></text:p>
      <text:p text:style-name="P2"/>
      <text:p text:style-name="P2"/>
      <text:p text:style-name="P3"><office:annotation><dc:creator>bleybaert</dc:creator><dc:date>2018-07-18T09:41:44</dc:date><loext:sender-initials>ble</loext:sender-initials><text:p text:style-name="P40"><text:span text:style-name="T53">do text</text:span></text:p><text:p text:style-name="P40"><text:span text:style-name="T53">from document(at=signatures, format='odt')</text:span></text:p></office:annotation>Import signatures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roman" style:name="Times New Roman1" svg:font-family="'Times New Roman'"/>
    <style:font-face style:font-family-generic="roman" style:font-pitch="variable" style:name="Liberation Serif" svg:font-family="'Liberation Serif'"/>
    <style:font-face style:font-family-generic="roman" style:font-pitch="variable" style:name="Times New Roman2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Gras" style:font-family-generic="swiss" style:font-pitch="variable" style:name="Calibri" svg:font-family="Calibri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WenQuanYi Micro Hei" svg:font-family="'WenQuanYi Micro Hei'"/>
  </office:font-face-decls>
  <office:automatic-styles>
    <style:style style:family="table" style:name="Tableau2">
      <style:table-properties fo:margin-left="-0.132cm" style:width="17.194cm" style:writing-mode="lr-tb" table:align="left"/>
    </style:style>
    <style:style style:family="table-column" style:name="Tableau2.A">
      <style:table-column-properties style:column-width="4.299cm"/>
    </style:style>
    <style:style style:family="table-row" style:name="Tableau2.1">
      <style:table-row-properties fo:keep-together="auto" style:min-row-height="1.217cm"/>
    </style:style>
    <style:style style:family="table-cell" style:name="Tableau2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/>
    </style:style>
    <style:style style:family="table-cell" style:name="Tableau2.D1">
      <style:table-cell-properties fo:border="0.5pt solid #000000" fo:padding-bottom="0cm" fo:padding-left="0.123cm" fo:padding-right="0.123cm" fo:padding-top="0cm" style:vertical-align="middle" style:writing-mode="lr-tb"/>
    </style:style>
    <style:style style:family="table-row" style:name="Tableau2.2">
      <style:table-row-properties fo:keep-together="auto" style:min-row-height="1.492cm"/>
    </style:style>
    <style:style style:family="paragraph" style:name="P1" style:parent-style-name="UrbanBody">
      <style:paragraph-properties fo:margin-bottom="0cm" fo:margin-top="0cm" fo:text-align="justify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2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18a05b" style:font-name="Arial" style:font-size-asian="10pt" style:font-size-complex="10pt"/>
    </style:style>
    <style:style style:family="paragraph" style:name="P3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38bac9" officeooo:rsid="0038bac9" style:font-name="Arial" style:font-size-asian="10pt" style:font-size-complex="10pt"/>
    </style:style>
    <style:style style:family="paragraph" style:name="P4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0eb3a" style:font-name="Arial" style:font-size-asian="11pt" style:font-size-complex="11pt"/>
    </style:style>
    <style:style style:family="paragraph" style:name="P5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d6398" style:font-name="Arial" style:font-size-asian="11pt" style:font-size-complex="11pt"/>
    </style:style>
    <style:style style:family="paragraph" style:name="P6" style:parent-style-name="UrbanBody">
      <style:paragraph-properties fo:margin-bottom="0cm" fo:margin-top="0cm" fo:text-align="start" loext:contextual-spacing="false" style:justify-single-word="false"/>
      <style:text-properties fo:font-size="11pt" officeooo:paragraph-rsid="0039cbe2" style:font-name="Arial" style:font-size-asian="11pt" style:font-size-complex="11pt"/>
    </style:style>
    <style:style style:family="paragraph" style:name="P7" style:parent-style-name="UrbanBody">
      <style:paragraph-properties fo:margin-bottom="0cm" fo:margin-top="0cm" fo:text-align="justify" loext:contextual-spacing="false" style:justify-single-word="false"/>
      <style:text-properties fo:font-size="11pt" fo:font-weight="normal" officeooo:paragraph-rsid="00186935" officeooo:rsid="0016c3f7" style:font-name="Arial" style:font-name-complex="Arial" style:font-size-asian="11pt" style:font-size-complex="11pt" style:font-weight-asian="normal" style:font-weight-complex="normal"/>
    </style:style>
    <style:style style:family="paragraph" style:name="P8" style:parent-style-name="UrbanBody">
      <style:paragraph-properties fo:margin-bottom="0cm" fo:margin-top="0cm" fo:text-align="justify" loext:contextual-spacing="false" style:justify-single-word="false"/>
      <style:text-properties fo:color="#111111" fo:font-size="11pt" officeooo:paragraph-rsid="002d6398" officeooo:rsid="0024ef65" style:font-name="Arial" style:font-name-complex="Arial" style:font-size-asian="11pt" style:font-size-complex="11pt"/>
    </style:style>
    <style:style style:family="paragraph" style:name="P9" style:parent-style-name="UrbanTitle">
      <style:paragraph-properties fo:margin-bottom="0cm" fo:margin-top="0cm" fo:text-align="start" loext:contextual-spacing="false" style:justify-single-word="false"/>
      <style:text-properties fo:font-size="10pt" fo:font-weight="normal" style:font-name="Arial" style:font-size-asian="10pt" style:font-size-complex="10pt" style:font-weight-asian="normal" style:font-weight-complex="normal" style:text-underline-style="none"/>
    </style:style>
    <style:style style:family="paragraph" style:name="P10" style:parent-style-name="UrbanTitle">
      <style:paragraph-properties fo:margin-bottom="0cm" fo:margin-top="0cm" fo:text-align="start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11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style:font-name="Arial" style:font-size-asian="14pt" style:font-size-complex="14pt" style:font-weight-asian="normal" style:font-weight-complex="normal"/>
    </style:style>
    <style:style style:family="paragraph" style:name="P12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fo:text-transform="uppercase" style:font-name="Arial" style:font-size-asian="14pt" style:font-size-complex="14pt" style:font-weight-asian="normal" style:font-weight-complex="normal"/>
    </style:style>
    <style:style style:family="paragraph" style:name="P13" style:parent-style-name="Standard">
      <style:paragraph-properties fo:margin-bottom="0cm" fo:margin-top="0cm" fo:text-align="start" loext:contextual-spacing="false" style:justify-single-word="false"/>
      <style:text-properties fo:font-size="10pt" fo:font-weight="bold" style:font-name="Arial" style:font-size-asian="10pt" style:font-size-complex="10pt" style:font-weight-asian="bold" style:font-weight-complex="bold"/>
    </style:style>
    <style:style style:family="paragraph" style:name="P14" style:parent-style-name="Standard">
      <style:paragraph-properties fo:margin-bottom="0cm" fo:margin-top="0cm" fo:text-align="center" loext:contextual-spacing="false" style:justify-single-word="false"/>
      <style:text-properties fo:font-size="11pt" officeooo:paragraph-rsid="001f4b30" style:font-name="Arial" style:font-size-asian="11pt" style:font-size-complex="11pt"/>
    </style:style>
    <style:style style:family="paragraph" style:name="P15" style:parent-style-name="Standard">
      <style:paragraph-properties fo:margin-bottom="0cm" fo:margin-top="0cm" fo:text-align="justify" loext:contextual-spacing="false" style:justify-single-word="false"/>
      <style:text-properties fo:font-size="11pt" officeooo:paragraph-rsid="00186935" style:font-name="Arial" style:font-size-asian="11pt" style:font-size-complex="11pt"/>
    </style:style>
    <style:style style:family="paragraph" style:name="P16" style:parent-style-name="Text_20_body">
      <style:paragraph-properties fo:margin-bottom="0cm" fo:margin-top="0cm" fo:text-align="start" loext:contextual-spacing="false" style:justify-single-word="false"/>
      <style:text-properties fo:font-size="11pt" fo:font-weight="normal" officeooo:paragraph-rsid="001bb43e" officeooo:rsid="0016c3f7" style:font-name="Arial" style:font-size-asian="11pt" style:font-size-complex="11pt" style:font-weight-asian="normal" style:font-weight-complex="normal"/>
    </style:style>
    <style:style style:family="paragraph" style:name="P17" style:parent-style-name="Standard">
      <style:paragraph-properties fo:text-align="start" style:justify-single-word="false"/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18" style:parent-style-name="Preformatted_20_Text">
      <style:paragraph-properties fo:text-align="justify" style:justify-single-word="false"/>
      <style:text-properties fo:font-size="10pt" officeooo:paragraph-rsid="00186935" style:font-name="Arial" style:font-name-complex="Arial" style:font-size-asian="10pt" style:font-size-complex="10pt"/>
    </style:style>
    <style:style style:family="paragraph" style:name="P19" style:parent-style-name="Preformatted_20_Text">
      <style:paragraph-properties fo:text-align="justify" style:justify-single-word="false"/>
      <style:text-properties fo:font-size="11pt" officeooo:paragraph-rsid="00186935" style:font-name="Arial" style:font-name-complex="Arial" style:font-size-asian="11pt" style:font-size-complex="11pt"/>
    </style:style>
    <style:style style:family="paragraph" style:name="P20" style:parent-style-name="Preformatted_20_Text">
      <style:paragraph-properties fo:text-align="start" style:justify-single-word="false"/>
      <style:text-properties fo:font-size="11pt" fo:font-weight="normal" officeooo:paragraph-rsid="001f4b30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21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country="FR" fo:font-size="10pt" fo:font-weight="normal" fo:language="fr" officeooo:paragraph-rsid="0020eb3a" style:font-name="Arial" style:font-size-asian="10pt" style:font-size-complex="10pt" style:font-weight-asian="normal" style:font-weight-complex="normal"/>
    </style:style>
    <style:style style:family="paragraph" style:name="P22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200" fo:color="#ff3333" fo:country="FR" fo:font-size="10pt" fo:language="fr" officeooo:paragraph-rsid="002d6398" officeooo:rsid="002d6398" style:font-name="Arial" style:font-size-asian="10pt" style:font-size-complex="10pt"/>
    </style:style>
    <style:style style:family="paragraph" style:name="P23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f00" fo:color="#ff3333" fo:country="FR" fo:font-size="10pt" fo:language="fr" officeooo:paragraph-rsid="002d6398" officeooo:rsid="002d6398" style:font-name="Arial" style:font-size-asian="10pt" style:font-size-complex="10pt" style:text-underline-style="none"/>
    </style:style>
    <style:style style:family="paragraph" style:name="P24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font-weight-asian="normal" style:font-weight-complex="normal" style:text-underline-color="font-color" style:text-underline-style="solid" style:text-underline-width="auto" style:use-window-font-color="true"/>
    </style:style>
    <style:style style:family="paragraph" style:name="P25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use-window-font-color="true"/>
    </style:style>
    <style:style style:family="paragraph" style:name="P26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officeooo:paragraph-rsid="002d6398"/>
    </style:style>
    <style:style style:family="paragraph" style:name="P27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28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29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0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officeooo:rsid="0016c3f7" style:font-name="Arial" style:font-size-asian="11pt" style:font-size-complex="11pt"/>
    </style:style>
    <style:style style:family="paragraph" style:name="P31" style:parent-style-name="Text_20_body">
      <style:paragraph-properties fo:margin-bottom="0cm" fo:margin-left="0cm" fo:margin-right="0cm" fo:margin-top="0cm" fo:text-align="start" fo:text-indent="0cm" loext:contextual-spacing="false" style:auto-text-indent="false" style:justify-single-word="false" style:shadow="none" style:writing-mode="lr-tb"/>
      <style:text-properties fo:font-size="11pt" fo:font-weight="normal" officeooo:paragraph-rsid="0020eb3a" officeooo:rsid="0016c3f7" style:font-name="Arial" style:font-size-asian="11pt" style:font-size-complex="11pt" style:font-weight-asian="normal" style:font-weight-complex="normal"/>
    </style:style>
    <style:style style:family="paragraph" style:name="P32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3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2f8f1" style:font-name="Arial" style:font-size-asian="11pt" style:font-size-complex="11pt"/>
    </style:style>
    <style:style style:family="paragraph" style:name="P34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35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36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37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38" style:parent-style-name="Heading_20_4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39" style:parent-style-name="Heading_20_4">
      <style:paragraph-properties fo:line-height="100%"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background-color="transparent" fo:font-style="normal" fo:font-weight="bold" loext:char-shading-value="0" style:font-style-asian="normal" style:font-style-complex="normal" style:font-weight-asian="bold" style:font-weight-complex="bold" style:text-underline-style="none"/>
    </style:style>
    <style:style style:family="text" style:name="T2">
      <style:text-properties fo:font-style="normal" fo:font-weight="bold" style:font-style-asian="normal" style:font-style-complex="normal" style:font-weight-asian="bold" style:font-weight-complex="bold" style:text-underline-style="none"/>
    </style:style>
    <style:style style:family="text" style:name="T3">
      <style:text-properties fo:font-style="normal" fo:font-weight="normal" officeooo:rsid="001dc90b" style:font-style-asian="normal" style:font-weight-asian="normal" style:font-weight-complex="normal" style:text-underline-style="none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normal" officeooo:rsid="0022e82c" style:font-weight-asian="normal" style:font-weight-complex="normal"/>
    </style:style>
    <style:style style:family="text" style:name="T6">
      <style:text-properties fo:font-weight="normal" officeooo:rsid="0033d800" style:font-weight-asian="normal" style:font-weight-complex="normal"/>
    </style:style>
    <style:style style:family="text" style:name="T7">
      <style:text-properties fo:font-weight="normal" officeooo:rsid="00358cac" style:font-weight-asian="normal" style:font-weight-complex="normal"/>
    </style:style>
    <style:style style:family="text" style:name="T8">
      <style:text-properties fo:font-weight="normal" officeooo:rsid="00186935" style:font-weight-asian="normal" style:font-weight-complex="normal"/>
    </style:style>
    <style:style style:family="text" style:name="T9">
      <style:text-properties fo:font-weight="normal" officeooo:rsid="0016c3f7" style:font-weight-asian="normal" style:font-weight-complex="normal"/>
    </style:style>
    <style:style style:family="text" style:name="T10">
      <style:text-properties fo:font-weight="normal" style:font-name-complex="Arial" style:font-weight-asian="normal" style:font-weight-complex="normal"/>
    </style:style>
    <style:style style:family="text" style:name="T11">
      <style:text-properties fo:font-weight="normal" officeooo:rsid="0016c3f7" style:font-name-complex="Arial" style:font-weight-asian="normal" style:font-weight-complex="normal"/>
    </style:style>
    <style:style style:family="text" style:name="T12">
      <style:text-properties fo:font-weight="bold" style:font-weight-asian="bold" style:font-weight-complex="bold"/>
    </style:style>
    <style:style style:family="text" style:name="T13">
      <style:text-properties style:text-underline-color="font-color" style:text-underline-style="solid" style:text-underline-width="auto"/>
    </style:style>
    <style:style style:family="text" style:name="T14">
      <style:text-properties officeooo:rsid="0024ef65" style:font-name-complex="Arial" style:use-window-font-color="true"/>
    </style:style>
    <style:style style:family="text" style:name="T15">
      <style:text-properties fo:background-color="transparent" fo:country="FR" fo:font-size="10pt" fo:font-weight="bold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16">
      <style:text-properties fo:background-color="transparent" fo:country="FR" fo:font-size="10pt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17">
      <style:text-properties fo:background-color="transparent" fo:font-size="10pt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18">
      <style:text-properties fo:background-color="transparent" loext:char-shading-value="0" style:use-window-font-color="true"/>
    </style:style>
    <style:style style:family="text" style:name="T19">
      <style:text-properties fo:background-color="transparent" loext:char-shading-value="0" officeooo:rsid="0032d9c9" style:use-window-font-color="true"/>
    </style:style>
    <style:style style:family="text" style:name="T20">
      <style:text-properties fo:background-color="transparent" loext:char-shading-value="0" officeooo:rsid="0016c3f7" style:text-underline-style="none" style:use-window-font-color="true"/>
    </style:style>
    <style:style style:family="text" style:name="T21">
      <style:text-properties fo:background-color="transparent" fo:country="FR" fo:font-weight="normal" fo:language="fr" loext:char-shading-value="0" officeooo:rsid="004a8a7d" style:font-weight-asian="normal" style:font-weight-complex="normal" style:use-window-font-color="true"/>
    </style:style>
    <style:style style:family="text" style:name="T22">
      <style:text-properties fo:background-color="transparent" fo:country="FR" fo:font-weight="normal" fo:language="fr" loext:char-shading-value="0" officeooo:rsid="0053c1cf" style:font-weight-asian="normal" style:font-weight-complex="normal" style:use-window-font-color="true"/>
    </style:style>
    <style:style style:family="text" style:name="T23">
      <style:text-properties fo:country="FR" fo:font-weight="normal" fo:language="fr" officeooo:rsid="004a85bd" style:font-weight-asian="normal" style:font-weight-complex="normal" style:use-window-font-color="true"/>
    </style:style>
    <style:style style:family="text" style:name="T24">
      <style:text-properties fo:country="FR" fo:font-weight="normal" fo:language="fr" officeooo:rsid="004c4371" style:font-weight-asian="normal" style:font-weight-complex="normal" style:use-window-font-color="true"/>
    </style:style>
    <style:style style:family="text" style:name="T25">
      <style:text-properties fo:country="FR" fo:font-weight="normal" fo:language="fr" officeooo:rsid="0053c1cf" style:font-weight-asian="normal" style:font-weight-complex="normal" style:use-window-font-color="true"/>
    </style:style>
    <style:style style:family="text" style:name="T26">
      <style:text-properties officeooo:rsid="0016c3f7"/>
    </style:style>
    <style:style style:family="text" style:name="T27">
      <style:text-properties fo:background-color="#ffff00" fo:color="#ff3333" fo:country="FR" fo:language="fr" loext:char-shading-value="0" officeooo:rsid="002d6398"/>
    </style:style>
    <style:style style:family="text" style:name="T28">
      <style:text-properties fo:background-color="#ffff00" fo:color="#ff3333" loext:char-shading-value="0" officeooo:rsid="0032d9c9" style:text-underline-style="none"/>
    </style:style>
    <style:style style:family="text" style:name="T29">
      <style:text-properties fo:background-color="#ffff00" fo:color="#ff3333" loext:char-shading-value="0" officeooo:rsid="0032d9c9"/>
    </style:style>
    <style:style style:family="text" style:name="T30">
      <style:text-properties officeooo:rsid="0018a05b"/>
    </style:style>
    <style:style style:family="text" style:name="T31">
      <style:text-properties officeooo:rsid="00201b1a"/>
    </style:style>
    <style:style style:family="text" style:name="T32">
      <style:text-properties fo:background-color="transparent" loext:char-shading-value="0"/>
    </style:style>
    <style:style style:family="text" style:name="T33">
      <style:text-properties fo:background-color="transparent" loext:char-shading-value="0" officeooo:rsid="004368d8"/>
    </style:style>
    <style:style style:family="text" style:name="T34">
      <style:text-properties fo:background-color="transparent" loext:char-shading-value="0" officeooo:rsid="00468d54"/>
    </style:style>
    <style:style style:family="text" style:name="T35">
      <style:text-properties fo:country="FR" fo:language="fr"/>
    </style:style>
    <style:style style:family="text" style:name="T36">
      <style:text-properties fo:country="FR" fo:language="fr" style:text-underline-color="font-color" style:text-underline-style="solid" style:text-underline-width="auto"/>
    </style:style>
    <style:style style:family="text" style:name="T37">
      <style:text-properties fo:country="FR" fo:font-style="normal" fo:font-weight="bold" fo:language="fr" style:font-style-asian="normal" style:font-style-complex="normal" style:font-weight-asian="bold" style:font-weight-complex="bold" style:text-underline-style="none"/>
    </style:style>
    <style:style style:family="text" style:name="T38">
      <style:text-properties fo:country="FR" fo:font-weight="normal" fo:language="fr" style:font-weight-asian="normal" style:font-weight-complex="normal"/>
    </style:style>
    <style:style style:family="text" style:name="T39">
      <style:text-properties fo:country="FR" fo:font-weight="normal" fo:language="fr" officeooo:rsid="004a85bd" style:font-weight-asian="normal" style:font-weight-complex="normal"/>
    </style:style>
    <style:style style:family="text" style:name="T40">
      <style:text-properties style:text-position="super 58%"/>
    </style:style>
    <style:style style:family="text" style:name="T41">
      <style:text-properties fo:color="#111111" style:font-name-complex="Arial"/>
    </style:style>
    <style:style style:family="text" style:name="T42">
      <style:text-properties fo:color="#111111" officeooo:rsid="001f4b30" style:font-name-complex="Arial"/>
    </style:style>
    <style:style style:family="text" style:name="T43">
      <style:text-properties fo:color="#111111" officeooo:rsid="0024ef65" style:font-name-complex="Arial"/>
    </style:style>
    <style:style style:family="text" style:name="T44">
      <style:text-properties fo:color="#111111" officeooo:rsid="002d6398" style:font-name-complex="Arial"/>
    </style:style>
    <style:style style:family="text" style:name="T45">
      <style:text-properties fo:color="#111111" officeooo:rsid="004159f2" style:font-name-complex="Arial"/>
    </style:style>
    <style:style style:family="text" style:name="T46">
      <style:text-properties officeooo:rsid="0016c3f7" style:text-underline-style="none"/>
    </style:style>
    <style:style style:family="text" style:name="T47">
      <style:text-properties fo:text-transform="uppercase"/>
    </style:style>
    <style:style style:family="text" style:name="T48">
      <style:text-properties fo:text-transform="uppercase" officeooo:rsid="0016c3f7"/>
    </style:style>
    <style:style style:family="text" style:name="T49">
      <style:text-properties fo:text-transform="uppercase" officeooo:rsid="00414824"/>
    </style:style>
    <style:style style:family="text" style:name="T50">
      <style:text-properties fo:background-color="#ffff00" fo:color="#ce181e" loext:char-shading-value="0"/>
    </style:style>
    <style:style style:family="text" style:name="T51">
      <style:text-properties fo:background-color="#ffff00" fo:color="#ce181e" loext:char-shading-value="0" officeooo:rsid="0032d9c9"/>
    </style:style>
    <style:style style:family="text" style:name="T52">
      <style:text-properties officeooo:rsid="004753db"/>
    </style:style>
    <style:style style:family="text" style:name="T53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CN" style:country-complex="IN" style:font-name="Times New Roman2" style:font-name-asian="Arial Unicode MS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26">COMMUNE</text:span> DE <text:span text:style-name="T47"><text:text-input text:description="">tool.getCityName()</text:text-input></text:span></text:p>
      <text:p text:style-name="P17"/>
      <text:p text:style-name="P12"/>
      <text:p text:style-name="P11"><text:span text:style-name="T47">Avis d'</text:span><text:span text:style-name="T48">ENQUÊTE PUBLIQUE<text:line-break/>PERMIS </text:span><text:span text:style-name="T49">d'environnement</text:span></text:p>
      <text:p text:style-name="P9"/>
      <text:p text:style-name="P10"/>
      <text:p text:style-name="P14"><text:span text:style-name="T31">ÉTABLISSEMENTS</text:span> CONTENANT DES INSTALLATIONS OU <text:span text:style-name="T31">ACTIVITÉS</text:span> <text:span text:style-name="T31">CLASSÉES</text:span> EN VERTU DU <text:span text:style-name="T31">DÉCRET</text:span> DU 11 MARS 1999 RELATIF AU PERMIS D'ENVIRONNEMENT</text:p>
      <text:p text:style-name="P1"/>
      <text:p text:style-name="P4"><text:span text:style-name="T42">C</text:span><text:span text:style-name="T41">oncerne : </text:span><text:span text:style-name="T44">Demande de permis </text:span><text:span text:style-name="T45">d'environnement</text:span><text:span text:style-name="T44">.</text:span></text:p>
      <text:p text:style-name="P8"/>
      <text:p text:style-name="P4"><text:span text:style-name="T43"><office:annotation><dc:creator>bleybaert</dc:creator><dc:date>2018-07-17T14:19:36</dc:date><loext:sender-initials>ble</loext:sender-initials><text:p text:style-name="P40"><text:span text:style-name="T53">do text if self.hasSingleApplicant()</text:span></text:p></office:annotation></text:span><text:span text:style-name="T14">Le demandeur est</text:span><text:span text:style-name="T11"> </text:span><text:span text:style-name="T11"><text:text-input text:description="Demandeurs avec adresse">self.getApplicantsSignaletic(withaddress=True)</text:text-input></text:span><text:span text:style-name="T11">.</text:span></text:p>
      <text:p text:style-name="P5"><text:span text:style-name="T11"><office:annotation><dc:creator>bleybaert</dc:creator><dc:date>2018-07-17T14:20:01</dc:date><loext:sender-initials>ble</loext:sender-initials><text:p text:style-name="P40"><text:span text:style-name="T53">do text if self.hasMultipleApplicants()</text:span></text:p></office:annotation></text:span><text:span text:style-name="T11">L</text:span><text:span text:style-name="T10">es demandeurs sont </text:span><text:span text:style-name="T11"><text:text-input text:description="Demandeurs avec adresse">self.getApplicantsSignaletic(withaddress=True)</text:text-input></text:span><text:span text:style-name="T11">.</text:span></text:p>
      <text:p text:style-name="P19"/>
      <text:p text:style-name="P7">Le terrain est situé <text:text-input text:description="Emplacement des travaux">self.getWorkLocationSignaletic()</text:text-input>, cadastré <text:text-input text:description="Cadastre">licence_view.get_parcels()</text:text-input>.</text:p>
      <text:p text:style-name="P19"/>
      <text:p text:style-name="P15"><text:span text:style-name="T8">L</text:span><text:span text:style-name="T9">e projet consiste en </text:span><text:span text:style-name="T9"><text:text-input text:description="Nature des travaux">self.getLicenceSubject()</text:text-input></text:span></text:p>
      <text:p text:style-name="P20"/>
      <text:p text:style-name="P18"/>
      <table:table table:name="Tableau2" table:style-name="Tableau2">
        <table:table-column table:number-columns-repeated="4" table:style-name="Tableau2.A"/>
        <table:table-row table:style-name="Tableau2.1">
          <table:table-cell office:value-type="string" table:style-name="Tableau2.A1">
            <text:h text:outline-level="4" text:style-name="P38">Date d’affichage</text:h>
            <text:h text:outline-level="4" text:style-name="P38">de la demande</text:h>
          </table:table-cell>
          <table:table-cell office:value-type="string" table:style-name="Tableau2.A1">
            <text:h text:outline-level="4" text:style-name="P38">Date d’ouverture</text:h>
            <text:h text:outline-level="4" text:style-name="P38">de l’enquête</text:h>
          </table:table-cell>
          <table:table-cell office:value-type="string" table:style-name="Tableau2.A1">
            <text:h text:outline-level="4" text:style-name="P39">Lieu et date </text:h>
            <text:h text:outline-level="4" text:style-name="P39">de clôture de l’enquête</text:h>
          </table:table-cell>
          <table:table-cell office:value-type="string" table:style-name="Tableau2.D1">
            <text:p text:style-name="P27">Les observations écrites</text:p>
            <text:p text:style-name="P27">peuvent être adressées :</text:p>
          </table:table-cell>
        </table:table-row>
        <table:table-row table:style-name="Tableau2.2">
          <table:table-cell office:value-type="string" table:style-name="Tableau2.A1">
            <text:p text:style-name="P28"><text:span text:style-name="T32">Le </text:span><text:span text:style-name="T1"><text:text-input text:description="Date début d'enquête">event_view.display_date('displayDate')</text:text-input></text:span></text:p>
          </table:table-cell>
          <table:table-cell office:value-type="string" table:style-name="Tableau2.A1">
            <text:p text:style-name="P28">Le <text:span text:style-name="T2"><text:text-input text:description="Date début d'enquête">event_view.display_date('investigationStart')</text:text-input></text:span></text:p>
          </table:table-cell>
          <table:table-cell office:value-type="string" table:style-name="Tableau2.A1">
            <text:p text:style-name="P29"><text:span text:style-name="T36">Lieu</text:span><text:span text:style-name="T13"> </text:span><text:span text:style-name="T35">: </text:span><text:span text:style-name="T27">ADRESSE</text:span></text:p>
            <text:p text:style-name="P28"><text:span text:style-name="T36">Date de clôture :</text:span><text:span text:style-name="T37"> </text:span><text:span text:style-name="T37"><text:text-input text:description="Date début d'enquête">event_view.display_date('investigationEnd')</text:text-input></text:span></text:p>
            <text:p text:style-name="P21"><text:span text:style-name="T13">Heure de clôture</text:span> : <text:span text:style-name="T12"><text:text-input text:description="">urbanEventObj.claimsDate.strftime("%H heures %M")
</text:text-input></text:span><text:span text:style-name="T12"><text:s/>à </text:span><text:span text:style-name="T12"><text:text-input text:description="">urbanEventObj.claimEndSDate.strftime("%H heures %M")</text:text-input></text:span></text:p>
          </table:table-cell>
          <table:table-cell office:value-type="string" table:style-name="Tableau2.D1">
            <text:p text:style-name="P24">Par courrier ordinaire :</text:p>
            <text:p text:style-name="P22">ADRESSE</text:p>
            <text:p text:style-name="P22"/>
            <text:p text:style-name="P25">ou</text:p>
            <text:p text:style-name="P25"/>
            <text:p text:style-name="P26"><text:span text:style-name="T15">Par courrier électronique</text:span><text:span text:style-name="T17"> </text:span><text:span text:style-name="T16">:</text:span></text:p>
            <text:p text:style-name="P23">EMAIL</text:p>
          </table:table-cell>
        </table:table-row>
      </table:table>
      <text:p text:style-name="P31"/>
      <text:p text:style-name="P31"/>
      <text:p text:style-name="P34">Le Bourgmestre,</text:p>
      <text:p text:style-name="P34"/>
      <text:p text:style-name="P34"><text:span text:style-name="T32">Porte à la connaissance du public que l’autorité compétente pour statuer sur la présente demande de permis </text:span><text:span text:style-name="T33">d'environnement</text:span><text:span text:style-name="T32"> en vertu de l’article </text:span><text:span text:style-name="T33">13</text:span><text:span text:style-name="T34"> </text:span><text:span text:style-name="T32">du décret du 11 mars 1999 relatif au permis d’environnement, est le .</text:span></text:p>
      <text:p text:style-name="P34"/>
      <text:p text:style-name="P34">L’enquête publique relative à un établissement de classe <text:span text:style-name="T50">1 / 2</text:span><text:span text:style-name="T32"> </text:span>et de <text:span text:style-name="T50">catégorie C</text:span><text:span text:style-name="T32"> est orga</text:span>nisée selon les modalités prévues par les articles D.29-7 à D.29-19 et R.41-6 du livre 1<text:span text:style-name="T40">er</text:span> du code de l’environnement.</text:p>
      <text:p text:style-name="P34"/>
      <text:p text:style-name="P35">Le dossier peut être consulté, durant la période d'enquête, à l'adresse suivante : <text:span text:style-name="T51">ADRESSE</text:span><text:span text:style-name="T19">.</text:span></text:p>
      <text:p text:style-name="P37">- les jours ouvrables soit du lundi au vendredi de 8h30 à 12h00 ;</text:p>
      <text:p text:style-name="P37">- les <text:text-input text:description="Date permanence">tool.formatDate(urbanEventObj.getClaimsDate())</text:text-input>, … / … / … jusqu'à 20 heures.</text:p>
      <text:p text:style-name="P37"/>
      <text:p text:style-name="P36"><text:span text:style-name="T46">Pour les consultations jusqu'à 20 heures, rendez-vous doit être pris au plus tard 24 heures à l'avance auprès </text:span><text:span text:style-name="T20">du service Urbanisme - téléphone : </text:span><text:span text:style-name="T28">TEL</text:span><text:span text:style-name="T20"> - mail : </text:span><text:span text:style-name="T28">MAIL</text:span></text:p>
      <text:p text:style-name="P35"/>
      <text:p text:style-name="P33">Des explications techniques peuvent être obtenues auprès d<text:span text:style-name="T52">u</text:span> Fonctionnaire technique du Service Public de Wallonie, <text:span text:style-name="T29">ADRESSE</text:span> ou auprès du demandeur : <text:span text:style-name="T38"><text:text-input text:description="Demandeurs">self.getApplicantsSignaletic()</text:text-input></text:span><text:span text:style-name="T38"><text:s/>- </text:span><text:span text:style-name="T39">Tél </text:span><text:span text:style-name="T23">: </text:span><text:span text:style-name="T25"><text:text-input text:description="">self.getApplicants()[0].getPhone()</text:text-input></text:span><text:span text:style-name="T24"><text:s/>G</text:span><text:span text:style-name="T21">SM : </text:span><text:span text:style-name="T22"><text:text-input text:description="">self.getApplicants()[0].getGsm()</text:text-input></text:span><text:span text:style-name="T18">.</text:span></text:p>
      <text:p text:style-name="P32"/>
      <text:p text:style-name="P30"><text:span text:style-name="T7">T</text:span><text:span text:style-name="T4">out intéressé peut formuler ses observations écrites ou orales auprès de </text:span><text:span text:style-name="T5">la </text:span><text:span text:style-name="T6">Commune de </text:span><text:soft-page-break/><text:span text:style-name="T6"><text:text-input text:description="">tool.getCityName()</text:text-input></text:span><text:span text:style-name="T5"><text:s/></text:span><text:span text:style-name="T4">dans le délai mentionné ci-dessus, jusqu’à la clôture de l’enquête.</text:span></text:p>
      <text:p text:style-name="P16"/>
      <text:p text:style-name="P6"><text:span text:style-name="T30"><text:text-input text:description="">tool.getCityName()</text:text-input></text:span><text:span text:style-name="T30">, le </text:span><text:span text:style-name="T3"><text:text-input text:description="Délivré à xxx le xxx">tool.formatDate(urbanEventObj.getEventDate())</text:text-input></text:span><text:span text:style-name="T3">.</text:span></text:p>
      <text:p text:style-name="P2"/>
      <text:p text:style-name="P2"/>
      <text:p text:style-name="P3"><office:annotation><dc:creator>bleybaert</dc:creator><dc:date>2018-07-18T09:41:44</dc:date><loext:sender-initials>ble</loext:sender-initials><text:p text:style-name="P40"><text:span text:style-name="T53">do text</text:span></text:p><text:p text:style-name="P40"><text:span text:style-name="T53">from document(at=signatures, format='odt')</text:span></text:p></office:annotation>Import signatures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roman" style:name="Times New Roman1" svg:font-family="'Times New Roman'"/>
    <style:font-face style:font-family-generic="roman" style:font-pitch="variable" style:name="Liberation Serif" svg:font-family="'Liberation Serif'"/>
    <style:font-face style:font-family-generic="roman" style:font-pitch="variable" style:name="Times New Roman2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Gras" style:font-family-generic="swiss" style:font-pitch="variable" style:name="Calibri" svg:font-family="Calibri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WenQuanYi Micro Hei" svg:font-family="'WenQuanYi Micro Hei'"/>
  </office:font-face-decls>
  <office:automatic-styles>
    <style:style style:family="table" style:name="Tableau2">
      <style:table-properties fo:margin-left="-0.132cm" style:width="17.194cm" style:writing-mode="lr-tb" table:align="left"/>
    </style:style>
    <style:style style:family="table-column" style:name="Tableau2.A">
      <style:table-column-properties style:column-width="4.299cm"/>
    </style:style>
    <style:style style:family="table-row" style:name="Tableau2.1">
      <style:table-row-properties fo:keep-together="auto" style:min-row-height="1.217cm"/>
    </style:style>
    <style:style style:family="table-cell" style:name="Tableau2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/>
    </style:style>
    <style:style style:family="table-cell" style:name="Tableau2.D1">
      <style:table-cell-properties fo:border="0.5pt solid #000000" fo:padding-bottom="0cm" fo:padding-left="0.123cm" fo:padding-right="0.123cm" fo:padding-top="0cm" style:vertical-align="middle" style:writing-mode="lr-tb"/>
    </style:style>
    <style:style style:family="table-row" style:name="Tableau2.2">
      <style:table-row-properties fo:keep-together="auto" style:min-row-height="1.492cm"/>
    </style:style>
    <style:style style:family="paragraph" style:name="P1" style:parent-style-name="UrbanBody">
      <style:paragraph-properties fo:margin-bottom="0cm" fo:margin-top="0cm" fo:text-align="justify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2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18a05b" style:font-name="Arial" style:font-size-asian="10pt" style:font-size-complex="10pt"/>
    </style:style>
    <style:style style:family="paragraph" style:name="P3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38bac9" officeooo:rsid="0038bac9" style:font-name="Arial" style:font-size-asian="10pt" style:font-size-complex="10pt"/>
    </style:style>
    <style:style style:family="paragraph" style:name="P4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0eb3a" style:font-name="Arial" style:font-size-asian="11pt" style:font-size-complex="11pt"/>
    </style:style>
    <style:style style:family="paragraph" style:name="P5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d6398" style:font-name="Arial" style:font-size-asian="11pt" style:font-size-complex="11pt"/>
    </style:style>
    <style:style style:family="paragraph" style:name="P6" style:parent-style-name="UrbanBody">
      <style:paragraph-properties fo:margin-bottom="0cm" fo:margin-top="0cm" fo:text-align="start" loext:contextual-spacing="false" style:justify-single-word="false"/>
      <style:text-properties fo:font-size="11pt" officeooo:paragraph-rsid="0039cbe2" style:font-name="Arial" style:font-size-asian="11pt" style:font-size-complex="11pt"/>
    </style:style>
    <style:style style:family="paragraph" style:name="P7" style:parent-style-name="UrbanBody">
      <style:paragraph-properties fo:margin-bottom="0cm" fo:margin-top="0cm" fo:text-align="justify" loext:contextual-spacing="false" style:justify-single-word="false"/>
      <style:text-properties fo:font-size="11pt" fo:font-weight="normal" officeooo:paragraph-rsid="00186935" officeooo:rsid="0016c3f7" style:font-name="Arial" style:font-name-complex="Arial" style:font-size-asian="11pt" style:font-size-complex="11pt" style:font-weight-asian="normal" style:font-weight-complex="normal"/>
    </style:style>
    <style:style style:family="paragraph" style:name="P8" style:parent-style-name="UrbanBody">
      <style:paragraph-properties fo:margin-bottom="0cm" fo:margin-top="0cm" fo:text-align="justify" loext:contextual-spacing="false" style:justify-single-word="false"/>
      <style:text-properties fo:color="#111111" fo:font-size="11pt" officeooo:paragraph-rsid="002d6398" officeooo:rsid="0024ef65" style:font-name="Arial" style:font-name-complex="Arial" style:font-size-asian="11pt" style:font-size-complex="11pt"/>
    </style:style>
    <style:style style:family="paragraph" style:name="P9" style:parent-style-name="UrbanTitle">
      <style:paragraph-properties fo:margin-bottom="0cm" fo:margin-top="0cm" fo:text-align="start" loext:contextual-spacing="false" style:justify-single-word="false"/>
      <style:text-properties fo:font-size="10pt" fo:font-weight="normal" style:font-name="Arial" style:font-size-asian="10pt" style:font-size-complex="10pt" style:font-weight-asian="normal" style:font-weight-complex="normal" style:text-underline-style="none"/>
    </style:style>
    <style:style style:family="paragraph" style:name="P10" style:parent-style-name="UrbanTitle">
      <style:paragraph-properties fo:margin-bottom="0cm" fo:margin-top="0cm" fo:text-align="start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11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style:font-name="Arial" style:font-size-asian="14pt" style:font-size-complex="14pt" style:font-weight-asian="normal" style:font-weight-complex="normal"/>
    </style:style>
    <style:style style:family="paragraph" style:name="P12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fo:text-transform="uppercase" style:font-name="Arial" style:font-size-asian="14pt" style:font-size-complex="14pt" style:font-weight-asian="normal" style:font-weight-complex="normal"/>
    </style:style>
    <style:style style:family="paragraph" style:name="P13" style:parent-style-name="Standard">
      <style:paragraph-properties fo:margin-bottom="0cm" fo:margin-top="0cm" fo:text-align="start" loext:contextual-spacing="false" style:justify-single-word="false"/>
      <style:text-properties fo:font-size="10pt" fo:font-weight="bold" style:font-name="Arial" style:font-size-asian="10pt" style:font-size-complex="10pt" style:font-weight-asian="bold" style:font-weight-complex="bold"/>
    </style:style>
    <style:style style:family="paragraph" style:name="P14" style:parent-style-name="Standard">
      <style:paragraph-properties fo:margin-bottom="0cm" fo:margin-top="0cm" fo:text-align="center" loext:contextual-spacing="false" style:justify-single-word="false"/>
      <style:text-properties fo:font-size="11pt" officeooo:paragraph-rsid="001f4b30" style:font-name="Arial" style:font-size-asian="11pt" style:font-size-complex="11pt"/>
    </style:style>
    <style:style style:family="paragraph" style:name="P15" style:parent-style-name="Standard">
      <style:paragraph-properties fo:margin-bottom="0cm" fo:margin-top="0cm" fo:text-align="justify" loext:contextual-spacing="false" style:justify-single-word="false"/>
      <style:text-properties fo:font-size="11pt" officeooo:paragraph-rsid="00186935" style:font-name="Arial" style:font-size-asian="11pt" style:font-size-complex="11pt"/>
    </style:style>
    <style:style style:family="paragraph" style:name="P16" style:parent-style-name="Text_20_body">
      <style:paragraph-properties fo:margin-bottom="0cm" fo:margin-top="0cm" fo:text-align="start" loext:contextual-spacing="false" style:justify-single-word="false"/>
      <style:text-properties fo:font-size="11pt" fo:font-weight="normal" officeooo:paragraph-rsid="001bb43e" officeooo:rsid="0016c3f7" style:font-name="Arial" style:font-size-asian="11pt" style:font-size-complex="11pt" style:font-weight-asian="normal" style:font-weight-complex="normal"/>
    </style:style>
    <style:style style:family="paragraph" style:name="P17" style:parent-style-name="Standard">
      <style:paragraph-properties fo:text-align="start" style:justify-single-word="false"/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18" style:parent-style-name="Preformatted_20_Text">
      <style:paragraph-properties fo:text-align="justify" style:justify-single-word="false"/>
      <style:text-properties fo:font-size="10pt" officeooo:paragraph-rsid="00186935" style:font-name="Arial" style:font-name-complex="Arial" style:font-size-asian="10pt" style:font-size-complex="10pt"/>
    </style:style>
    <style:style style:family="paragraph" style:name="P19" style:parent-style-name="Preformatted_20_Text">
      <style:paragraph-properties fo:text-align="justify" style:justify-single-word="false"/>
      <style:text-properties fo:font-size="11pt" officeooo:paragraph-rsid="00186935" style:font-name="Arial" style:font-name-complex="Arial" style:font-size-asian="11pt" style:font-size-complex="11pt"/>
    </style:style>
    <style:style style:family="paragraph" style:name="P20" style:parent-style-name="Preformatted_20_Text">
      <style:paragraph-properties fo:text-align="start" style:justify-single-word="false"/>
      <style:text-properties fo:font-size="11pt" fo:font-weight="normal" officeooo:paragraph-rsid="001f4b30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21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country="FR" fo:font-size="10pt" fo:font-weight="normal" fo:language="fr" officeooo:paragraph-rsid="0020eb3a" style:font-name="Arial" style:font-size-asian="10pt" style:font-size-complex="10pt" style:font-weight-asian="normal" style:font-weight-complex="normal"/>
    </style:style>
    <style:style style:family="paragraph" style:name="P22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200" fo:color="#ff3333" fo:country="FR" fo:font-size="10pt" fo:language="fr" officeooo:paragraph-rsid="002d6398" officeooo:rsid="002d6398" style:font-name="Arial" style:font-size-asian="10pt" style:font-size-complex="10pt"/>
    </style:style>
    <style:style style:family="paragraph" style:name="P23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f00" fo:color="#ff3333" fo:country="FR" fo:font-size="10pt" fo:language="fr" officeooo:paragraph-rsid="002d6398" officeooo:rsid="002d6398" style:font-name="Arial" style:font-size-asian="10pt" style:font-size-complex="10pt" style:text-underline-style="none"/>
    </style:style>
    <style:style style:family="paragraph" style:name="P24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font-weight-asian="normal" style:font-weight-complex="normal" style:text-underline-color="font-color" style:text-underline-style="solid" style:text-underline-width="auto" style:use-window-font-color="true"/>
    </style:style>
    <style:style style:family="paragraph" style:name="P25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use-window-font-color="true"/>
    </style:style>
    <style:style style:family="paragraph" style:name="P26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officeooo:paragraph-rsid="002d6398"/>
    </style:style>
    <style:style style:family="paragraph" style:name="P27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28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29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0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officeooo:rsid="0016c3f7" style:font-name="Arial" style:font-size-asian="11pt" style:font-size-complex="11pt"/>
    </style:style>
    <style:style style:family="paragraph" style:name="P31" style:parent-style-name="Text_20_body">
      <style:paragraph-properties fo:margin-bottom="0cm" fo:margin-left="0cm" fo:margin-right="0cm" fo:margin-top="0cm" fo:text-align="start" fo:text-indent="0cm" loext:contextual-spacing="false" style:auto-text-indent="false" style:justify-single-word="false" style:shadow="none" style:writing-mode="lr-tb"/>
      <style:text-properties fo:font-size="11pt" fo:font-weight="normal" officeooo:paragraph-rsid="0020eb3a" officeooo:rsid="0016c3f7" style:font-name="Arial" style:font-size-asian="11pt" style:font-size-complex="11pt" style:font-weight-asian="normal" style:font-weight-complex="normal"/>
    </style:style>
    <style:style style:family="paragraph" style:name="P32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3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2f8f1" style:font-name="Arial" style:font-size-asian="11pt" style:font-size-complex="11pt"/>
    </style:style>
    <style:style style:family="paragraph" style:name="P34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35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36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37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38" style:parent-style-name="Heading_20_4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39" style:parent-style-name="Heading_20_4">
      <style:paragraph-properties fo:line-height="100%"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background-color="transparent" fo:font-style="normal" fo:font-weight="bold" loext:char-shading-value="0" style:font-style-asian="normal" style:font-style-complex="normal" style:font-weight-asian="bold" style:font-weight-complex="bold" style:text-underline-style="none"/>
    </style:style>
    <style:style style:family="text" style:name="T2">
      <style:text-properties fo:font-style="normal" fo:font-weight="bold" style:font-style-asian="normal" style:font-style-complex="normal" style:font-weight-asian="bold" style:font-weight-complex="bold" style:text-underline-style="none"/>
    </style:style>
    <style:style style:family="text" style:name="T3">
      <style:text-properties fo:font-style="normal" fo:font-weight="normal" officeooo:rsid="001dc90b" style:font-style-asian="normal" style:font-weight-asian="normal" style:font-weight-complex="normal" style:text-underline-style="none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normal" officeooo:rsid="0022e82c" style:font-weight-asian="normal" style:font-weight-complex="normal"/>
    </style:style>
    <style:style style:family="text" style:name="T6">
      <style:text-properties fo:font-weight="normal" officeooo:rsid="0033d800" style:font-weight-asian="normal" style:font-weight-complex="normal"/>
    </style:style>
    <style:style style:family="text" style:name="T7">
      <style:text-properties fo:font-weight="normal" officeooo:rsid="00358cac" style:font-weight-asian="normal" style:font-weight-complex="normal"/>
    </style:style>
    <style:style style:family="text" style:name="T8">
      <style:text-properties fo:font-weight="normal" officeooo:rsid="00186935" style:font-weight-asian="normal" style:font-weight-complex="normal"/>
    </style:style>
    <style:style style:family="text" style:name="T9">
      <style:text-properties fo:font-weight="normal" officeooo:rsid="0016c3f7" style:font-weight-asian="normal" style:font-weight-complex="normal"/>
    </style:style>
    <style:style style:family="text" style:name="T10">
      <style:text-properties fo:font-weight="normal" style:font-name-complex="Arial" style:font-weight-asian="normal" style:font-weight-complex="normal"/>
    </style:style>
    <style:style style:family="text" style:name="T11">
      <style:text-properties fo:font-weight="normal" officeooo:rsid="0016c3f7" style:font-name-complex="Arial" style:font-weight-asian="normal" style:font-weight-complex="normal"/>
    </style:style>
    <style:style style:family="text" style:name="T12">
      <style:text-properties fo:font-weight="bold" style:font-weight-asian="bold" style:font-weight-complex="bold"/>
    </style:style>
    <style:style style:family="text" style:name="T13">
      <style:text-properties style:text-underline-color="font-color" style:text-underline-style="solid" style:text-underline-width="auto"/>
    </style:style>
    <style:style style:family="text" style:name="T14">
      <style:text-properties officeooo:rsid="0024ef65" style:font-name-complex="Arial" style:use-window-font-color="true"/>
    </style:style>
    <style:style style:family="text" style:name="T15">
      <style:text-properties fo:background-color="transparent" fo:country="FR" fo:font-size="10pt" fo:font-weight="bold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16">
      <style:text-properties fo:background-color="transparent" fo:country="FR" fo:font-size="10pt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17">
      <style:text-properties fo:background-color="transparent" fo:font-size="10pt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18">
      <style:text-properties fo:background-color="transparent" loext:char-shading-value="0" style:use-window-font-color="true"/>
    </style:style>
    <style:style style:family="text" style:name="T19">
      <style:text-properties fo:background-color="transparent" loext:char-shading-value="0" officeooo:rsid="0032d9c9" style:use-window-font-color="true"/>
    </style:style>
    <style:style style:family="text" style:name="T20">
      <style:text-properties fo:background-color="transparent" loext:char-shading-value="0" officeooo:rsid="0016c3f7" style:text-underline-style="none" style:use-window-font-color="true"/>
    </style:style>
    <style:style style:family="text" style:name="T21">
      <style:text-properties fo:background-color="transparent" fo:country="FR" fo:font-weight="normal" fo:language="fr" loext:char-shading-value="0" officeooo:rsid="004a8a7d" style:font-weight-asian="normal" style:font-weight-complex="normal" style:use-window-font-color="true"/>
    </style:style>
    <style:style style:family="text" style:name="T22">
      <style:text-properties fo:background-color="transparent" fo:country="FR" fo:font-weight="normal" fo:language="fr" loext:char-shading-value="0" officeooo:rsid="0053c1cf" style:font-weight-asian="normal" style:font-weight-complex="normal" style:use-window-font-color="true"/>
    </style:style>
    <style:style style:family="text" style:name="T23">
      <style:text-properties fo:country="FR" fo:font-weight="normal" fo:language="fr" officeooo:rsid="004a85bd" style:font-weight-asian="normal" style:font-weight-complex="normal" style:use-window-font-color="true"/>
    </style:style>
    <style:style style:family="text" style:name="T24">
      <style:text-properties fo:country="FR" fo:font-weight="normal" fo:language="fr" officeooo:rsid="004c4371" style:font-weight-asian="normal" style:font-weight-complex="normal" style:use-window-font-color="true"/>
    </style:style>
    <style:style style:family="text" style:name="T25">
      <style:text-properties fo:country="FR" fo:font-weight="normal" fo:language="fr" officeooo:rsid="0053c1cf" style:font-weight-asian="normal" style:font-weight-complex="normal" style:use-window-font-color="true"/>
    </style:style>
    <style:style style:family="text" style:name="T26">
      <style:text-properties officeooo:rsid="0016c3f7"/>
    </style:style>
    <style:style style:family="text" style:name="T27">
      <style:text-properties fo:background-color="#ffff00" fo:color="#ff3333" fo:country="FR" fo:language="fr" loext:char-shading-value="0" officeooo:rsid="002d6398"/>
    </style:style>
    <style:style style:family="text" style:name="T28">
      <style:text-properties fo:background-color="#ffff00" fo:color="#ff3333" loext:char-shading-value="0" officeooo:rsid="0032d9c9" style:text-underline-style="none"/>
    </style:style>
    <style:style style:family="text" style:name="T29">
      <style:text-properties fo:background-color="#ffff00" fo:color="#ff3333" loext:char-shading-value="0" officeooo:rsid="0032d9c9"/>
    </style:style>
    <style:style style:family="text" style:name="T30">
      <style:text-properties officeooo:rsid="0018a05b"/>
    </style:style>
    <style:style style:family="text" style:name="T31">
      <style:text-properties officeooo:rsid="00201b1a"/>
    </style:style>
    <style:style style:family="text" style:name="T32">
      <style:text-properties fo:background-color="transparent" loext:char-shading-value="0"/>
    </style:style>
    <style:style style:family="text" style:name="T33">
      <style:text-properties fo:background-color="transparent" loext:char-shading-value="0" officeooo:rsid="004368d8"/>
    </style:style>
    <style:style style:family="text" style:name="T34">
      <style:text-properties fo:background-color="transparent" loext:char-shading-value="0" officeooo:rsid="00468d54"/>
    </style:style>
    <style:style style:family="text" style:name="T35">
      <style:text-properties fo:country="FR" fo:language="fr"/>
    </style:style>
    <style:style style:family="text" style:name="T36">
      <style:text-properties fo:country="FR" fo:language="fr" style:text-underline-color="font-color" style:text-underline-style="solid" style:text-underline-width="auto"/>
    </style:style>
    <style:style style:family="text" style:name="T37">
      <style:text-properties fo:country="FR" fo:font-style="normal" fo:font-weight="bold" fo:language="fr" style:font-style-asian="normal" style:font-style-complex="normal" style:font-weight-asian="bold" style:font-weight-complex="bold" style:text-underline-style="none"/>
    </style:style>
    <style:style style:family="text" style:name="T38">
      <style:text-properties fo:country="FR" fo:font-weight="normal" fo:language="fr" style:font-weight-asian="normal" style:font-weight-complex="normal"/>
    </style:style>
    <style:style style:family="text" style:name="T39">
      <style:text-properties fo:country="FR" fo:font-weight="normal" fo:language="fr" officeooo:rsid="004a85bd" style:font-weight-asian="normal" style:font-weight-complex="normal"/>
    </style:style>
    <style:style style:family="text" style:name="T40">
      <style:text-properties style:text-position="super 58%"/>
    </style:style>
    <style:style style:family="text" style:name="T41">
      <style:text-properties fo:color="#111111" style:font-name-complex="Arial"/>
    </style:style>
    <style:style style:family="text" style:name="T42">
      <style:text-properties fo:color="#111111" officeooo:rsid="001f4b30" style:font-name-complex="Arial"/>
    </style:style>
    <style:style style:family="text" style:name="T43">
      <style:text-properties fo:color="#111111" officeooo:rsid="0024ef65" style:font-name-complex="Arial"/>
    </style:style>
    <style:style style:family="text" style:name="T44">
      <style:text-properties fo:color="#111111" officeooo:rsid="002d6398" style:font-name-complex="Arial"/>
    </style:style>
    <style:style style:family="text" style:name="T45">
      <style:text-properties fo:color="#111111" officeooo:rsid="004159f2" style:font-name-complex="Arial"/>
    </style:style>
    <style:style style:family="text" style:name="T46">
      <style:text-properties officeooo:rsid="0016c3f7" style:text-underline-style="none"/>
    </style:style>
    <style:style style:family="text" style:name="T47">
      <style:text-properties fo:text-transform="uppercase"/>
    </style:style>
    <style:style style:family="text" style:name="T48">
      <style:text-properties fo:text-transform="uppercase" officeooo:rsid="0016c3f7"/>
    </style:style>
    <style:style style:family="text" style:name="T49">
      <style:text-properties fo:text-transform="uppercase" officeooo:rsid="00414824"/>
    </style:style>
    <style:style style:family="text" style:name="T50">
      <style:text-properties fo:background-color="#ffff00" fo:color="#ce181e" loext:char-shading-value="0"/>
    </style:style>
    <style:style style:family="text" style:name="T51">
      <style:text-properties fo:background-color="#ffff00" fo:color="#ce181e" loext:char-shading-value="0" officeooo:rsid="0032d9c9"/>
    </style:style>
    <style:style style:family="text" style:name="T52">
      <style:text-properties officeooo:rsid="004753db"/>
    </style:style>
    <style:style style:family="text" style:name="T53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CN" style:country-complex="IN" style:font-name="Times New Roman2" style:font-name-asian="Arial Unicode MS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26">COMMUNE</text:span> DE <text:span text:style-name="T47"><text:text-input text:description="">tool.getCityName()</text:text-input></text:span></text:p>
      <text:p text:style-name="P17"/>
      <text:p text:style-name="P12"/>
      <text:p text:style-name="P11"><text:span text:style-name="T47">Avis d'</text:span><text:span text:style-name="T48">ENQUÊTE PUBLIQUE<text:line-break/>PERMIS </text:span><text:span text:style-name="T49">d'environnement</text:span></text:p>
      <text:p text:style-name="P9"/>
      <text:p text:style-name="P10"/>
      <text:p text:style-name="P14"><text:span text:style-name="T31">ÉTABLISSEMENTS</text:span> CONTENANT DES INSTALLATIONS OU <text:span text:style-name="T31">ACTIVITÉS</text:span> <text:span text:style-name="T31">CLASSÉES</text:span> EN VERTU DU <text:span text:style-name="T31">DÉCRET</text:span> DU 11 MARS 1999 RELATIF AU PERMIS D'ENVIRONNEMENT</text:p>
      <text:p text:style-name="P1"/>
      <text:p text:style-name="P4"><text:span text:style-name="T42">C</text:span><text:span text:style-name="T41">oncerne : </text:span><text:span text:style-name="T44">Demande de permis </text:span><text:span text:style-name="T45">d'environnement</text:span><text:span text:style-name="T44">.</text:span></text:p>
      <text:p text:style-name="P8"/>
      <text:p text:style-name="P4"><text:span text:style-name="T43"><office:annotation><dc:creator>bleybaert</dc:creator><dc:date>2018-07-17T14:19:36</dc:date><loext:sender-initials>ble</loext:sender-initials><text:p text:style-name="P40"><text:span text:style-name="T53">do text if self.hasSingleApplicant()</text:span></text:p></office:annotation></text:span><text:span text:style-name="T14">Le demandeur est</text:span><text:span text:style-name="T11"> </text:span><text:span text:style-name="T11"><text:text-input text:description="Demandeurs avec adresse">self.getApplicantsSignaletic(withaddress=True)</text:text-input></text:span><text:span text:style-name="T11">.</text:span></text:p>
      <text:p text:style-name="P5"><text:span text:style-name="T11"><office:annotation><dc:creator>bleybaert</dc:creator><dc:date>2018-07-17T14:20:01</dc:date><loext:sender-initials>ble</loext:sender-initials><text:p text:style-name="P40"><text:span text:style-name="T53">do text if self.hasMultipleApplicants()</text:span></text:p></office:annotation></text:span><text:span text:style-name="T11">L</text:span><text:span text:style-name="T10">es demandeurs sont </text:span><text:span text:style-name="T11"><text:text-input text:description="Demandeurs avec adresse">self.getApplicantsSignaletic(withaddress=True)</text:text-input></text:span><text:span text:style-name="T11">.</text:span></text:p>
      <text:p text:style-name="P19"/>
      <text:p text:style-name="P7">Le terrain est situé <text:text-input text:description="Emplacement des travaux">self.getWorkLocationSignaletic()</text:text-input>, cadastré <text:text-input text:description="Cadastre">licence_view.get_parcels()</text:text-input>.</text:p>
      <text:p text:style-name="P19"/>
      <text:p text:style-name="P15"><text:span text:style-name="T8">L</text:span><text:span text:style-name="T9">e projet consiste en </text:span><text:span text:style-name="T9"><text:text-input text:description="Nature des travaux">self.getLicenceSubject()</text:text-input></text:span></text:p>
      <text:p text:style-name="P20"/>
      <text:p text:style-name="P18"/>
      <table:table table:name="Tableau2" table:style-name="Tableau2">
        <table:table-column table:number-columns-repeated="4" table:style-name="Tableau2.A"/>
        <table:table-row table:style-name="Tableau2.1">
          <table:table-cell office:value-type="string" table:style-name="Tableau2.A1">
            <text:h text:outline-level="4" text:style-name="P38">Date d’affichage</text:h>
            <text:h text:outline-level="4" text:style-name="P38">de la demande</text:h>
          </table:table-cell>
          <table:table-cell office:value-type="string" table:style-name="Tableau2.A1">
            <text:h text:outline-level="4" text:style-name="P38">Date d’ouverture</text:h>
            <text:h text:outline-level="4" text:style-name="P38">de l’enquête</text:h>
          </table:table-cell>
          <table:table-cell office:value-type="string" table:style-name="Tableau2.A1">
            <text:h text:outline-level="4" text:style-name="P39">Lieu et date </text:h>
            <text:h text:outline-level="4" text:style-name="P39">de clôture de l’enquête</text:h>
          </table:table-cell>
          <table:table-cell office:value-type="string" table:style-name="Tableau2.D1">
            <text:p text:style-name="P27">Les observations écrites</text:p>
            <text:p text:style-name="P27">peuvent être adressées :</text:p>
          </table:table-cell>
        </table:table-row>
        <table:table-row table:style-name="Tableau2.2">
          <table:table-cell office:value-type="string" table:style-name="Tableau2.A1">
            <text:p text:style-name="P28"><text:span text:style-name="T32">Le </text:span><text:span text:style-name="T1"><text:text-input text:description="Date début d'enquête">event_view.display_date('displayDate')</text:text-input></text:span></text:p>
          </table:table-cell>
          <table:table-cell office:value-type="string" table:style-name="Tableau2.A1">
            <text:p text:style-name="P28">Le <text:span text:style-name="T2"><text:text-input text:description="Date début d'enquête">event_view.display_date('investigationStart')</text:text-input></text:span></text:p>
          </table:table-cell>
          <table:table-cell office:value-type="string" table:style-name="Tableau2.A1">
            <text:p text:style-name="P29"><text:span text:style-name="T36">Lieu</text:span><text:span text:style-name="T13"> </text:span><text:span text:style-name="T35">: </text:span><text:span text:style-name="T27">ADRESSE</text:span></text:p>
            <text:p text:style-name="P28"><text:span text:style-name="T36">Date de clôture :</text:span><text:span text:style-name="T37"> </text:span><text:span text:style-name="T37"><text:text-input text:description="Date début d'enquête">event_view.display_date('investigationEnd')</text:text-input></text:span></text:p>
            <text:p text:style-name="P21"><text:span text:style-name="T13">Heure de clôture</text:span> : <text:span text:style-name="T12"><text:text-input text:description="">urbanEventObj.claimsDate.strftime("%H heures %M")
</text:text-input></text:span><text:span text:style-name="T12"><text:s/>à </text:span><text:span text:style-name="T12"><text:text-input text:description="">urbanEventObj.claimEndSDate.strftime("%H heures %M")</text:text-input></text:span></text:p>
          </table:table-cell>
          <table:table-cell office:value-type="string" table:style-name="Tableau2.D1">
            <text:p text:style-name="P24">Par courrier ordinaire :</text:p>
            <text:p text:style-name="P22">ADRESSE</text:p>
            <text:p text:style-name="P22"/>
            <text:p text:style-name="P25">ou</text:p>
            <text:p text:style-name="P25"/>
            <text:p text:style-name="P26"><text:span text:style-name="T15">Par courrier électronique</text:span><text:span text:style-name="T17"> </text:span><text:span text:style-name="T16">:</text:span></text:p>
            <text:p text:style-name="P23">EMAIL</text:p>
          </table:table-cell>
        </table:table-row>
      </table:table>
      <text:p text:style-name="P31"/>
      <text:p text:style-name="P31"/>
      <text:p text:style-name="P34">Le Bourgmestre,</text:p>
      <text:p text:style-name="P34"/>
      <text:p text:style-name="P34"><text:span text:style-name="T32">Porte à la connaissance du public que l’autorité compétente pour statuer sur la présente demande de permis </text:span><text:span text:style-name="T33">d'environnement</text:span><text:span text:style-name="T32"> en vertu de l’article </text:span><text:span text:style-name="T33">13</text:span><text:span text:style-name="T34"> </text:span><text:span text:style-name="T32">du décret du 11 mars 1999 relatif au permis d’environnement, est le .</text:span></text:p>
      <text:p text:style-name="P34"/>
      <text:p text:style-name="P34">L’enquête publique relative à un établissement de classe <text:span text:style-name="T50">1 / 2</text:span><text:span text:style-name="T32"> </text:span>et de <text:span text:style-name="T50">catégorie C</text:span><text:span text:style-name="T32"> est orga</text:span>nisée selon les modalités prévues par les articles D.29-7 à D.29-19 et R.41-6 du livre 1<text:span text:style-name="T40">er</text:span> du code de l’environnement.</text:p>
      <text:p text:style-name="P34"/>
      <text:p text:style-name="P35">Le dossier peut être consulté, durant la période d'enquête, à l'adresse suivante : <text:span text:style-name="T51">ADRESSE</text:span><text:span text:style-name="T19">.</text:span></text:p>
      <text:p text:style-name="P37">- les jours ouvrables soit du lundi au vendredi de 8h30 à 12h00 ;</text:p>
      <text:p text:style-name="P37">- les <text:text-input text:description="Date permanence">tool.formatDate(urbanEventObj.getClaimsDate())</text:text-input>, … / … / … jusqu'à 20 heures.</text:p>
      <text:p text:style-name="P37"/>
      <text:p text:style-name="P36"><text:span text:style-name="T46">Pour les consultations jusqu'à 20 heures, rendez-vous doit être pris au plus tard 24 heures à l'avance auprès </text:span><text:span text:style-name="T20">du service Urbanisme - téléphone : </text:span><text:span text:style-name="T28">TEL</text:span><text:span text:style-name="T20"> - mail : </text:span><text:span text:style-name="T28">MAIL</text:span></text:p>
      <text:p text:style-name="P35"/>
      <text:p text:style-name="P33">Des explications techniques peuvent être obtenues auprès d<text:span text:style-name="T52">u</text:span> Fonctionnaire technique du Service Public de Wallonie, <text:span text:style-name="T29">ADRESSE</text:span> ou auprès du demandeur : <text:span text:style-name="T38"><text:text-input text:description="Demandeurs">self.getApplicantsSignaletic()</text:text-input></text:span><text:span text:style-name="T38"><text:s/>- </text:span><text:span text:style-name="T39">Tél </text:span><text:span text:style-name="T23">: </text:span><text:span text:style-name="T25"><text:text-input text:description="">self.getApplicants()[0].getPhone()</text:text-input></text:span><text:span text:style-name="T24"><text:s/>G</text:span><text:span text:style-name="T21">SM : </text:span><text:span text:style-name="T22"><text:text-input text:description="">self.getApplicants()[0].getGsm()</text:text-input></text:span><text:span text:style-name="T18">.</text:span></text:p>
      <text:p text:style-name="P32"/>
      <text:p text:style-name="P30"><text:span text:style-name="T7">T</text:span><text:span text:style-name="T4">out intéressé peut formuler ses observations écrites ou orales auprès de </text:span><text:span text:style-name="T5">la </text:span><text:span text:style-name="T6">Commune de </text:span><text:soft-page-break/><text:span text:style-name="T6"><text:text-input text:description="">tool.getCityName()</text:text-input></text:span><text:span text:style-name="T5"><text:s/></text:span><text:span text:style-name="T4">dans le délai mentionné ci-dessus, jusqu’à la clôture de l’enquête.</text:span></text:p>
      <text:p text:style-name="P16"/>
      <text:p text:style-name="P6"><text:span text:style-name="T30"><text:text-input text:description="">tool.getCityName()</text:text-input></text:span><text:span text:style-name="T30">, le </text:span><text:span text:style-name="T3"><text:text-input text:description="Délivré à xxx le xxx">tool.formatDate(urbanEventObj.getEventDate())</text:text-input></text:span><text:span text:style-name="T3">.</text:span></text:p>
      <text:p text:style-name="P2"/>
      <text:p text:style-name="P2"/>
      <text:p text:style-name="P3"><office:annotation><dc:creator>bleybaert</dc:creator><dc:date>2018-07-18T09:41:44</dc:date><loext:sender-initials>ble</loext:sender-initials><text:p text:style-name="P40"><text:span text:style-name="T53">do text</text:span></text:p><text:p text:style-name="P40"><text:span text:style-name="T53">from document(at=signatures, format='odt')</text:span></text:p></office:annotation>Import signatur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adornments="Gras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Default" style:family="paragraph" style:default-outline-level="">
      <style:paragraph-properties fo:text-align="start" style:justify-single-word="false"/>
      <style:text-properties fo:color="#000000" style:font-name="Times New Roman1" fo:font-family="'Times New Roman'" style:font-family-generic="roman" fo:font-size="12pt" style:font-size-asian="12pt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Calibri" fo:font-family="Calibri" style:font-style-name="Gras" style:font-family-generic="swiss" style:font-pitch="variable"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09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9-07-27T10:37:25</meta:creation-date>
    <dc:date>2018-11-06T13:21:08.346841577</dc:date>
    <dc:language>fr-FR</dc:language>
    <meta:editing-cycles>161</meta:editing-cycles>
    <meta:editing-duration>P1DT13H58M55S</meta:editing-duration>
    <dc:creator>bleybaert</dc:creator>
    <meta:document-statistic meta:table-count="1" meta:image-count="0" meta:object-count="0" meta:page-count="2" meta:paragraph-count="37" meta:word-count="355" meta:character-count="2410" meta:non-whitespace-character-count="2134"/>
    <meta:user-defined meta:name="Info 1"/>
    <meta:user-defined meta:name="Info 2"/>
    <meta:user-defined meta:name="Info 3"/>
    <meta:user-defined meta:name="Info 4"/>
  </office:meta>
</office:document-meta>
</file>